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e3" style:family="table-cell" style:parent-style-name="Normal_32_2" style:data-style-name="N0">
      <style:table-cell-properties style:vertical-align="automatic" fo:background-color="#FF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Normal_32_2" style:data-style-name="N0">
      <style:table-cell-properties style:vertical-align="automatic" fo:background-color="#A9D08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846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1_Thrust" table:style-name="ta1">
        <table:table-column table:style-name="co1" table:default-cell-style-name="ce2"/>
        <table:table-column table:style-name="co2" table:number-columns-repeated="1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6370" table:default-cell-style-name="ce2"/>
        <table:table-row table:style-name="ro1">
          <table:table-cell office:value-type="string" table:style-name="ce2">
            <text:p>Old</text:p>
          </table:table-cell>
          <table:table-cell office:value-type="string" table:style-name="ce2">
            <text:p>A32NX</text:p>
          </table:table-cell>
          <table:table-cell table:number-columns-repeated="16382" table:style-name="ce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1741000000000003E-2" table:style-name="ce1">
            <text:p>0.091741</text:p>
          </table:table-cell>
          <table:table-cell office:value-type="float" office:value="5.7020000000000001E-2" table:style-name="ce1">
            <text:p>0.05702</text:p>
          </table:table-cell>
          <table:table-cell office:value-type="float" office:value="1.5029000000000001E-2" table:style-name="ce1">
            <text:p>0.015029</text:p>
          </table:table-cell>
          <table:table-cell office:value-type="float" office:value="1.2096000000000001E-2" table:style-name="ce1">
            <text:p>0.012096</text:p>
          </table:table-cell>
          <table:table-cell office:value-type="float" office:value="-1.7284000000000001E-2" table:style-name="ce1">
            <text:p>-0.017284</text:p>
          </table:table-cell>
          <table:table-cell office:value-type="float" office:value="-3.7283999999999998E-2" table:style-name="ce1">
            <text:p>-0.037284</text:p>
          </table:table-cell>
          <table:table-cell office:value-type="float" office:value="-5.7077000000000003E-2" table:style-name="ce1">
            <text:p>-0.057077</text:p>
          </table:table-cell>
          <table:table-cell office:value-type="float" office:value="-0.205841" table:style-name="ce1">
            <text:p>-0.205841</text:p>
          </table:table-cell>
          <table:table-cell office:value-type="float" office:value="-0.31539899999999998" table:style-name="ce1">
            <text:p>-0.315399</text:p>
          </table:table-cell>
          <table:table-cell office:value-type="float" office:value="-0.48871700000000001" table:style-name="ce1">
            <text:p>-0.488717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0.98076923076923073" table:formula="of:=[.O5]-([.O$18]-[.O$5])/13" table:style-name="ce2">
            <text:p>0.980769231</text:p>
          </table:table-cell>
          <table:table-cell office:value-type="float" office:value="1.1581730769230769" table:formula="of:=[.P5]-([.P$18]-[.P$5])/13" table:style-name="ce2">
            <text:p>1.158173077</text:p>
          </table:table-cell>
          <table:table-cell office:value-type="float" office:value="1.3355769230769232" table:formula="of:=[.Q5]-([.Q$18]-[.Q$5])/13" table:style-name="ce2">
            <text:p>1.335576923</text:p>
          </table:table-cell>
          <table:table-cell office:value-type="float" office:value="1.5129807692307693" table:formula="of:=[.R5]-([.R$18]-[.R$5])/13" table:style-name="ce2">
            <text:p>1.512980769</text:p>
          </table:table-cell>
          <table:table-cell office:value-type="float" office:value="1.6903846153846156" table:formula="of:=[.S5]-([.S$18]-[.S$5])/13" table:style-name="ce2">
            <text:p>1.690384615</text:p>
          </table:table-cell>
          <table:table-cell office:value-type="float" office:value="1.8677884615384617" table:formula="of:=[.T5]-([.T$18]-[.T$5])/13" table:style-name="ce2">
            <text:p>1.867788462</text:p>
          </table:table-cell>
          <table:table-cell office:value-type="float" office:value="2.0451923076923078" table:formula="of:=[.U5]-([.U$18]-[.U$5])/13" table:style-name="ce2">
            <text:p>2.045192308</text:p>
          </table:table-cell>
          <table:table-cell office:value-type="float" office:value="2.2225961538461538" table:formula="of:=[.V5]-([.V$18]-[.V$5])/13" table:style-name="ce2">
            <text:p>2.222596154</text:p>
          </table:table-cell>
          <table:table-cell office:value-type="float" office:value="2.4" table:formula="of:=[.W5]-([.W$18]-[.W$5])/13" table:style-name="ce2">
            <text:p>2.4</text:p>
          </table:table-cell>
          <table:table-cell office:value-type="float" office:value="2.577403846153846" table:formula="of:=[.X5]-([.X$18]-[.X$5])/13" table:style-name="ce2">
            <text:p>2.577403846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4280999999999999" table:style-name="ce1">
            <text:p>0.14281</text:p>
          </table:table-cell>
          <table:table-cell office:value-type="float" office:value="7.2215000000000001E-2" table:style-name="ce1">
            <text:p>0.072215</text:p>
          </table:table-cell>
          <table:table-cell office:value-type="float" office:value="3.8025999999999997E-2" table:style-name="ce1">
            <text:p>0.038026</text:p>
          </table:table-cell>
          <table:table-cell office:value-type="float" office:value="2.0403999999999999E-2" table:style-name="ce1">
            <text:p>0.020404</text:p>
          </table:table-cell>
          <table:table-cell office:value-type="float" office:value="-9.5930000000000008E-3" table:style-name="ce1">
            <text:p>-0.009593</text:p>
          </table:table-cell>
          <table:table-cell office:value-type="float" office:value="-2.6571000000000001E-2" table:style-name="ce1">
            <text:p>-0.026571</text:p>
          </table:table-cell>
          <table:table-cell office:value-type="float" office:value="-2.4556000000000001E-2" table:style-name="ce1">
            <text:p>-0.024556</text:p>
          </table:table-cell>
          <table:table-cell office:value-type="float" office:value="-0.15132799999999999" table:style-name="ce1">
            <text:p>-0.151328</text:p>
          </table:table-cell>
          <table:table-cell office:value-type="float" office:value="-0.266204" table:style-name="ce1">
            <text:p>-0.266204</text:p>
          </table:table-cell>
          <table:table-cell office:value-type="float" office:value="-0.43902799999999997" table:style-name="ce1">
            <text:p>-0.439028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.175" table:formula="of:=[.O5]+([.$W$5]-[.$O$5])/8" table:style-name="ce2">
            <text:p>1.175</text:p>
          </table:table-cell>
          <table:table-cell office:value-type="float" office:value="1.35" table:formula="of:=[.P5]+([.$W$5]-[.$O$5])/8" table:style-name="ce2">
            <text:p>1.35</text:p>
          </table:table-cell>
          <table:table-cell office:value-type="float" office:value="1.5250000000000001" table:formula="of:=[.Q5]+([.$W$5]-[.$O$5])/8" table:style-name="ce2">
            <text:p>1.525</text:p>
          </table:table-cell>
          <table:table-cell office:value-type="float" office:value="1.7000000000000002" table:formula="of:=[.R5]+([.$W$5]-[.$O$5])/8" table:style-name="ce2">
            <text:p>1.7</text:p>
          </table:table-cell>
          <table:table-cell office:value-type="float" office:value="1.8750000000000002" table:formula="of:=[.S5]+([.$W$5]-[.$O$5])/8" table:style-name="ce2">
            <text:p>1.875</text:p>
          </table:table-cell>
          <table:table-cell office:value-type="float" office:value="2.0500000000000003" table:formula="of:=[.T5]+([.$W$5]-[.$O$5])/8" table:style-name="ce2">
            <text:p>2.05</text:p>
          </table:table-cell>
          <table:table-cell office:value-type="float" office:value="2.2250000000000001" table:formula="of:=[.U5]+([.$W$5]-[.$O$5])/8" table:style-name="ce2">
            <text:p>2.225</text:p>
          </table:table-cell>
          <table:table-cell office:value-type="float" office:value="2.4" table:style-name="ce3">
            <text:p>2.4</text:p>
          </table:table-cell>
          <table:table-cell office:value-type="float" office:value="2.5749999999999997" table:formula="of:=[.W5]+([.$W$5]-[.$O$5])/8" table:style-name="ce2">
            <text:p>2.575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8983700000000001" table:style-name="ce1">
            <text:p>0.189837</text:p>
          </table:table-cell>
          <table:table-cell office:value-type="float" office:value="8.2322000000000006E-2" table:style-name="ce1">
            <text:p>0.082322</text:p>
          </table:table-cell>
          <table:table-cell office:value-type="float" office:value="4.2049999999999997E-2" table:style-name="ce1">
            <text:p>0.04205</text:p>
          </table:table-cell>
          <table:table-cell office:value-type="float" office:value="2.6748000000000001E-2" table:style-name="ce1">
            <text:p>0.026748</text:p>
          </table:table-cell>
          <table:table-cell office:value-type="float" office:value="1.7389000000000002E-2" table:style-name="ce1">
            <text:p>0.017389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-2.6921E-2" table:style-name="ce1">
            <text:p>-0.026921</text:p>
          </table:table-cell>
          <table:table-cell office:value-type="float" office:value="-5.1813999999999999E-2" table:style-name="ce1">
            <text:p>-0.051814</text:p>
          </table:table-cell>
          <table:table-cell office:value-type="float" office:value="-8.1946000000000005E-2" table:style-name="ce1">
            <text:p>-0.081946</text:p>
          </table:table-cell>
          <table:table-cell office:value-type="float" office:value="-0.36939100000000002" table:style-name="ce1">
            <text:p>-0.369391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1.0192307692307692" table:formula="of:=[.O5]+([.O$18]-[.O$5])/13" table:style-name="ce2">
            <text:p>1.019230769</text:p>
          </table:table-cell>
          <table:table-cell office:value-type="float" office:value="1.1918269230769232" table:formula="of:=[.P5]+([.P$18]-[.P$5])/13" table:style-name="ce2">
            <text:p>1.191826923</text:p>
          </table:table-cell>
          <table:table-cell office:value-type="float" office:value="1.364423076923077" table:formula="of:=[.Q5]+([.Q$18]-[.Q$5])/13" table:style-name="ce2">
            <text:p>1.364423077</text:p>
          </table:table-cell>
          <table:table-cell office:value-type="float" office:value="1.537019230769231" table:formula="of:=[.R5]+([.R$18]-[.R$5])/13" table:style-name="ce2">
            <text:p>1.537019231</text:p>
          </table:table-cell>
          <table:table-cell office:value-type="float" office:value="1.7096153846153848" table:formula="of:=[.S5]+([.S$18]-[.S$5])/13" table:style-name="ce2">
            <text:p>1.709615385</text:p>
          </table:table-cell>
          <table:table-cell office:value-type="float" office:value="1.8822115384615388" table:formula="of:=[.T5]+([.T$18]-[.T$5])/13" table:style-name="ce2">
            <text:p>1.882211538</text:p>
          </table:table-cell>
          <table:table-cell office:value-type="float" office:value="2.0548076923076928" table:formula="of:=[.U5]+([.U$18]-[.U$5])/13" table:style-name="ce2">
            <text:p>2.054807692</text:p>
          </table:table-cell>
          <table:table-cell office:value-type="float" office:value="2.2274038461538463" table:formula="of:=[.V5]+([.V$18]-[.V$5])/13" table:style-name="ce2">
            <text:p>2.227403846</text:p>
          </table:table-cell>
          <table:table-cell office:value-type="float" office:value="2.4" table:formula="of:=[.W5]+([.W$18]-[.W$5])/13" table:style-name="ce2">
            <text:p>2.4</text:p>
          </table:table-cell>
          <table:table-cell office:value-type="float" office:value="2.5725961538461535" table:formula="of:=[.X5]+([.X$18]-[.X$5])/13" table:style-name="ce2">
            <text:p>2.572596154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26220700000000002" table:style-name="ce1">
            <text:p>0.262207</text:p>
          </table:table-cell>
          <table:table-cell office:value-type="float" office:value="0.12604699999999999" table:style-name="ce1">
            <text:p>0.126047</text:p>
          </table:table-cell>
          <table:table-cell office:value-type="float" office:value="7.7205999999999997E-2" table:style-name="ce1">
            <text:p>0.077206</text:p>
          </table:table-cell>
          <table:table-cell office:value-type="float" office:value="4.5920999999999997E-2" table:style-name="ce1">
            <text:p>0.045921</text:p>
          </table:table-cell>
          <table:table-cell office:value-type="float" office:value="2.4719000000000001E-2" table:style-name="ce1">
            <text:p>0.024719</text:p>
          </table:table-cell>
          <table:table-cell office:value-type="float" office:value="6.0619999999999997E-3" table:style-name="ce1">
            <text:p>0.006062</text:p>
          </table:table-cell>
          <table:table-cell office:value-type="float" office:value="-2.8121000000000001E-3" table:style-name="ce1">
            <text:p>-0.0028121</text:p>
          </table:table-cell>
          <table:table-cell office:value-type="float" office:value="-2.2800000000000001E-2" table:style-name="ce1">
            <text:p>-0.0228</text:p>
          </table:table-cell>
          <table:table-cell office:value-type="float" office:value="-6.9720000000000004E-2" table:style-name="ce1">
            <text:p>-0.06972</text:p>
          </table:table-cell>
          <table:table-cell office:value-type="float" office:value="-0.29363099999999998" table:style-name="ce1">
            <text:p>-0.293631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1.0384615384615383" table:formula="of:=[.O6]+([.O$18]-[.O$5])/13" table:style-name="ce2">
            <text:p>1.038461538</text:p>
          </table:table-cell>
          <table:table-cell office:value-type="float" office:value="1.2086538461538463" table:formula="of:=[.P6]+([.P$18]-[.P$5])/13" table:style-name="ce2">
            <text:p>1.208653846</text:p>
          </table:table-cell>
          <table:table-cell office:value-type="float" office:value="1.3788461538461538" table:formula="of:=[.Q6]+([.Q$18]-[.Q$5])/13" table:style-name="ce2">
            <text:p>1.378846154</text:p>
          </table:table-cell>
          <table:table-cell office:value-type="float" office:value="1.5490384615384618" table:formula="of:=[.R6]+([.R$18]-[.R$5])/13" table:style-name="ce2">
            <text:p>1.549038462</text:p>
          </table:table-cell>
          <table:table-cell office:value-type="float" office:value="1.7192307692307693" table:formula="of:=[.S6]+([.S$18]-[.S$5])/13" table:style-name="ce2">
            <text:p>1.719230769</text:p>
          </table:table-cell>
          <table:table-cell office:value-type="float" office:value="1.8894230769230773" table:formula="of:=[.T6]+([.T$18]-[.T$5])/13" table:style-name="ce2">
            <text:p>1.889423077</text:p>
          </table:table-cell>
          <table:table-cell office:value-type="float" office:value="2.0596153846153853" table:formula="of:=[.U6]+([.U$18]-[.U$5])/13" table:style-name="ce2">
            <text:p>2.059615385</text:p>
          </table:table-cell>
          <table:table-cell office:value-type="float" office:value="2.2298076923076926" table:formula="of:=[.V6]+([.V$18]-[.V$5])/13" table:style-name="ce2">
            <text:p>2.229807692</text:p>
          </table:table-cell>
          <table:table-cell office:value-type="float" office:value="2.4" table:formula="of:=[.W6]+([.W$18]-[.W$5])/13" table:style-name="ce2">
            <text:p>2.4</text:p>
          </table:table-cell>
          <table:table-cell office:value-type="float" office:value="2.5701923076923072" table:formula="of:=[.X6]+([.X$18]-[.X$5])/13" table:style-name="ce2">
            <text:p>2.570192308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3023000000000002" table:style-name="ce1">
            <text:p>0.33023</text:p>
          </table:table-cell>
          <table:table-cell office:value-type="float" office:value="0.16275700000000001" table:style-name="ce1">
            <text:p>0.162757</text:p>
          </table:table-cell>
          <table:table-cell office:value-type="float" office:value="0.124088" table:style-name="ce1">
            <text:p>0.124088</text:p>
          </table:table-cell>
          <table:table-cell office:value-type="float" office:value="6.9579000000000002E-2" table:style-name="ce1">
            <text:p>0.069579</text:p>
          </table:table-cell>
          <table:table-cell office:value-type="float" office:value="5.7904999999999998E-2" table:style-name="ce1">
            <text:p>0.057905</text:p>
          </table:table-cell>
          <table:table-cell office:value-type="float" office:value="4.9620999999999998E-2" table:style-name="ce1">
            <text:p>0.049621</text:p>
          </table:table-cell>
          <table:table-cell office:value-type="float" office:value="2.9790000000000001E-2" table:style-name="ce1">
            <text:p>0.02979</text:p>
          </table:table-cell>
          <table:table-cell office:value-type="float" office:value="5.4283999999999999E-2" table:style-name="ce1">
            <text:p>0.054284</text:p>
          </table:table-cell>
          <table:table-cell office:value-type="float" office:value="5.4218000000000002E-2" table:style-name="ce1">
            <text:p>0.054218</text:p>
          </table:table-cell>
          <table:table-cell office:value-type="float" office:value="-0.22062999999999999" table:style-name="ce1">
            <text:p>-0.22063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1.0576923076923075" table:formula="of:=[.O7]+([.O$18]-[.O$5])/13" table:style-name="ce2">
            <text:p>1.057692308</text:p>
          </table:table-cell>
          <table:table-cell office:value-type="float" office:value="1.2254807692307694" table:formula="of:=[.P7]+([.P$18]-[.P$5])/13" table:style-name="ce2">
            <text:p>1.225480769</text:p>
          </table:table-cell>
          <table:table-cell office:value-type="float" office:value="1.3932692307692307" table:formula="of:=[.Q7]+([.Q$18]-[.Q$5])/13" table:style-name="ce2">
            <text:p>1.393269231</text:p>
          </table:table-cell>
          <table:table-cell office:value-type="float" office:value="1.5610576923076926" table:formula="of:=[.R7]+([.R$18]-[.R$5])/13" table:style-name="ce2">
            <text:p>1.561057692</text:p>
          </table:table-cell>
          <table:table-cell office:value-type="float" office:value="1.7288461538461539" table:formula="of:=[.S7]+([.S$18]-[.S$5])/13" table:style-name="ce2">
            <text:p>1.728846154</text:p>
          </table:table-cell>
          <table:table-cell office:value-type="float" office:value="1.8966346153846159" table:formula="of:=[.T7]+([.T$18]-[.T$5])/13" table:style-name="ce2">
            <text:p>1.896634615</text:p>
          </table:table-cell>
          <table:table-cell office:value-type="float" office:value="2.0644230769230778" table:formula="of:=[.U7]+([.U$18]-[.U$5])/13" table:style-name="ce2">
            <text:p>2.064423077</text:p>
          </table:table-cell>
          <table:table-cell office:value-type="float" office:value="2.2322115384615389" table:formula="of:=[.V7]+([.V$18]-[.V$5])/13" table:style-name="ce2">
            <text:p>2.232211538</text:p>
          </table:table-cell>
          <table:table-cell office:value-type="float" office:value="2.4" table:formula="of:=[.W7]+([.W$18]-[.W$5])/13" table:style-name="ce2">
            <text:p>2.4</text:p>
          </table:table-cell>
          <table:table-cell office:value-type="float" office:value="2.567788461538461" table:formula="of:=[.X7]+([.X$18]-[.X$5])/13" table:style-name="ce2">
            <text:p>2.567788462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393293" table:style-name="ce1">
            <text:p>0.393293</text:p>
          </table:table-cell>
          <table:table-cell office:value-type="float" office:value="0.25009599999999998" table:style-name="ce1">
            <text:p>0.250096</text:p>
          </table:table-cell>
          <table:table-cell office:value-type="float" office:value="0.15670700000000001" table:style-name="ce1">
            <text:p>0.156707</text:p>
          </table:table-cell>
          <table:table-cell office:value-type="float" office:value="0.11241900000000001" table:style-name="ce1">
            <text:p>0.112419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7.6757000000000006E-2" table:style-name="ce1">
            <text:p>0.076757</text:p>
          </table:table-cell>
          <table:table-cell office:value-type="float" office:value="5.6090000000000001E-2" table:style-name="ce1">
            <text:p>0.05609</text:p>
          </table:table-cell>
          <table:table-cell office:value-type="float" office:value="1.8509000000000001E-2" table:style-name="ce1">
            <text:p>0.018509</text:p>
          </table:table-cell>
          <table:table-cell office:value-type="float" office:value="-5.7520000000000002E-2" table:style-name="ce1">
            <text:p>-0.05752</text:p>
          </table:table-cell>
          <table:table-cell office:value-type="float" office:value="-0.15512000000000001" table:style-name="ce1">
            <text:p>-0.1551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1.0769230769230766" table:formula="of:=[.O8]+([.O$18]-[.O$5])/13" table:style-name="ce2">
            <text:p>1.076923077</text:p>
          </table:table-cell>
          <table:table-cell office:value-type="float" office:value="1.2423076923076926" table:formula="of:=[.P8]+([.P$18]-[.P$5])/13" table:style-name="ce2">
            <text:p>1.242307692</text:p>
          </table:table-cell>
          <table:table-cell office:value-type="float" office:value="1.4076923076923076" table:formula="of:=[.Q8]+([.Q$18]-[.Q$5])/13" table:style-name="ce2">
            <text:p>1.407692308</text:p>
          </table:table-cell>
          <table:table-cell office:value-type="float" office:value="1.5730769230769235" table:formula="of:=[.R8]+([.R$18]-[.R$5])/13" table:style-name="ce2">
            <text:p>1.573076923</text:p>
          </table:table-cell>
          <table:table-cell office:value-type="float" office:value="1.7384615384615385" table:formula="of:=[.S8]+([.S$18]-[.S$5])/13" table:style-name="ce2">
            <text:p>1.738461538</text:p>
          </table:table-cell>
          <table:table-cell office:value-type="float" office:value="1.9038461538461544" table:formula="of:=[.T8]+([.T$18]-[.T$5])/13" table:style-name="ce2">
            <text:p>1.903846154</text:p>
          </table:table-cell>
          <table:table-cell office:value-type="float" office:value="2.0692307692307703" table:formula="of:=[.U8]+([.U$18]-[.U$5])/13" table:style-name="ce2">
            <text:p>2.069230769</text:p>
          </table:table-cell>
          <table:table-cell office:value-type="float" office:value="2.2346153846153851" table:formula="of:=[.V8]+([.V$18]-[.V$5])/13" table:style-name="ce2">
            <text:p>2.234615385</text:p>
          </table:table-cell>
          <table:table-cell office:value-type="float" office:value="2.4" table:formula="of:=[.W8]+([.W$18]-[.W$5])/13" table:style-name="ce2">
            <text:p>2.4</text:p>
          </table:table-cell>
          <table:table-cell office:value-type="float" office:value="2.5653846153846147" table:formula="of:=[.X8]+([.X$18]-[.X$5])/13" table:style-name="ce2">
            <text:p>2.565384615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5233699999999999" table:style-name="ce1">
            <text:p>0.452337</text:p>
          </table:table-cell>
          <table:table-cell office:value-type="float" office:value="0.31106600000000001" table:style-name="ce1">
            <text:p>0.311066</text:p>
          </table:table-cell>
          <table:table-cell office:value-type="float" office:value="0.21135300000000001" table:style-name="ce1">
            <text:p>0.211353</text:p>
          </table:table-cell>
          <table:table-cell office:value-type="float" office:value="0.15817400000000001" table:style-name="ce1">
            <text:p>0.158174</text:p>
          </table:table-cell>
          <table:table-cell office:value-type="float" office:value="0.12742899999999999" table:style-name="ce1">
            <text:p>0.127429</text:p>
          </table:table-cell>
          <table:table-cell office:value-type="float" office:value="0.10491499999999999" table:style-name="ce1">
            <text:p>0.104915</text:p>
          </table:table-cell>
          <table:table-cell office:value-type="float" office:value="8.1170999999999993E-2" table:style-name="ce1">
            <text:p>0.081171</text:p>
          </table:table-cell>
          <table:table-cell office:value-type="float" office:value="4.7419000000000003E-2" table:style-name="ce1">
            <text:p>0.047419</text:p>
          </table:table-cell>
          <table:table-cell office:value-type="float" office:value="-7.3990000000000002E-3" table:style-name="ce1">
            <text:p>-0.007399</text:p>
          </table:table-cell>
          <table:table-cell office:value-type="float" office:value="-9.8474000000000006E-2" table:style-name="ce1">
            <text:p>-0.098474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1.0961538461538458" table:formula="of:=[.O9]+([.O$18]-[.O$5])/13" table:style-name="ce2">
            <text:p>1.096153846</text:p>
          </table:table-cell>
          <table:table-cell office:value-type="float" office:value="1.2591346153846157" table:formula="of:=[.P9]+([.P$18]-[.P$5])/13" table:style-name="ce2">
            <text:p>1.259134615</text:p>
          </table:table-cell>
          <table:table-cell office:value-type="float" office:value="1.4221153846153844" table:formula="of:=[.Q9]+([.Q$18]-[.Q$5])/13" table:style-name="ce2">
            <text:p>1.422115385</text:p>
          </table:table-cell>
          <table:table-cell office:value-type="float" office:value="1.5850961538461543" table:formula="of:=[.R9]+([.R$18]-[.R$5])/13" table:style-name="ce2">
            <text:p>1.585096154</text:p>
          </table:table-cell>
          <table:table-cell office:value-type="float" office:value="1.7480769230769231" table:formula="of:=[.S9]+([.S$18]-[.S$5])/13" table:style-name="ce2">
            <text:p>1.748076923</text:p>
          </table:table-cell>
          <table:table-cell office:value-type="float" office:value="1.911057692307693" table:formula="of:=[.T9]+([.T$18]-[.T$5])/13" table:style-name="ce2">
            <text:p>1.911057692</text:p>
          </table:table-cell>
          <table:table-cell office:value-type="float" office:value="2.0740384615384628" table:formula="of:=[.U9]+([.U$18]-[.U$5])/13" table:style-name="ce2">
            <text:p>2.074038462</text:p>
          </table:table-cell>
          <table:table-cell office:value-type="float" office:value="2.2370192307692314" table:formula="of:=[.V9]+([.V$18]-[.V$5])/13" table:style-name="ce2">
            <text:p>2.237019231</text:p>
          </table:table-cell>
          <table:table-cell office:value-type="float" office:value="2.4" table:formula="of:=[.W9]+([.W$18]-[.W$5])/13" table:style-name="ce2">
            <text:p>2.4</text:p>
          </table:table-cell>
          <table:table-cell office:value-type="float" office:value="2.5629807692307685" table:formula="of:=[.X9]+([.X$18]-[.X$5])/13" table:style-name="ce2">
            <text:p>2.562980769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50946800000000003" table:style-name="ce1">
            <text:p>0.509468</text:p>
          </table:table-cell>
          <table:table-cell office:value-type="float" office:value="0.37356800000000001" table:style-name="ce1">
            <text:p>0.373568</text:p>
          </table:table-cell>
          <table:table-cell office:value-type="float" office:value="0.26996100000000001" table:style-name="ce1">
            <text:p>0.269961</text:p>
          </table:table-cell>
          <table:table-cell office:value-type="float" office:value="0.20910599999999999" table:style-name="ce1">
            <text:p>0.209106</text:p>
          </table:table-cell>
          <table:table-cell office:value-type="float" office:value="0.16864999999999999" table:style-name="ce1">
            <text:p>0.16865</text:p>
          </table:table-cell>
          <table:table-cell office:value-type="float" office:value="0.13722300000000001" table:style-name="ce1">
            <text:p>0.137223</text:p>
          </table:table-cell>
          <table:table-cell office:value-type="float" office:value="0.10838299999999999" table:style-name="ce1">
            <text:p>0.108383</text:p>
          </table:table-cell>
          <table:table-cell office:value-type="float" office:value="7.5660000000000005E-2" table:style-name="ce1">
            <text:p>0.07566</text:p>
          </table:table-cell>
          <table:table-cell office:value-type="float" office:value="2.8704E-2" table:style-name="ce1">
            <text:p>0.028704</text:p>
          </table:table-cell>
          <table:table-cell office:value-type="float" office:value="-4.9468999999999999E-2" table:style-name="ce1">
            <text:p>-0.049469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office:value-type="float" office:value="1.115384615384615" table:formula="of:=[.O10]+([.O$18]-[.O$5])/13" table:style-name="ce2">
            <text:p>1.115384615</text:p>
          </table:table-cell>
          <table:table-cell office:value-type="float" office:value="1.2759615384615388" table:formula="of:=[.P10]+([.P$18]-[.P$5])/13" table:style-name="ce2">
            <text:p>1.275961538</text:p>
          </table:table-cell>
          <table:table-cell office:value-type="float" office:value="1.4365384615384613" table:formula="of:=[.Q10]+([.Q$18]-[.Q$5])/13" table:style-name="ce2">
            <text:p>1.436538462</text:p>
          </table:table-cell>
          <table:table-cell office:value-type="float" office:value="1.5971153846153852" table:formula="of:=[.R10]+([.R$18]-[.R$5])/13" table:style-name="ce2">
            <text:p>1.597115385</text:p>
          </table:table-cell>
          <table:table-cell office:value-type="float" office:value="1.7576923076923077" table:formula="of:=[.S10]+([.S$18]-[.S$5])/13" table:style-name="ce2">
            <text:p>1.757692308</text:p>
          </table:table-cell>
          <table:table-cell office:value-type="float" office:value="1.9182692307692315" table:formula="of:=[.T10]+([.T$18]-[.T$5])/13" table:style-name="ce2">
            <text:p>1.918269231</text:p>
          </table:table-cell>
          <table:table-cell office:value-type="float" office:value="2.0788461538461553" table:formula="of:=[.U10]+([.U$18]-[.U$5])/13" table:style-name="ce2">
            <text:p>2.078846154</text:p>
          </table:table-cell>
          <table:table-cell office:value-type="float" office:value="2.2394230769230776" table:formula="of:=[.V10]+([.V$18]-[.V$5])/13" table:style-name="ce2">
            <text:p>2.239423077</text:p>
          </table:table-cell>
          <table:table-cell office:value-type="float" office:value="2.4" table:formula="of:=[.W10]+([.W$18]-[.W$5])/13" table:style-name="ce2">
            <text:p>2.4</text:p>
          </table:table-cell>
          <table:table-cell office:value-type="float" office:value="2.5605769230769222" table:formula="of:=[.X10]+([.X$18]-[.X$5])/13" table:style-name="ce2">
            <text:p>2.560576923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9461399999999998" table:style-name="ce1">
            <text:p>0.594614</text:p>
          </table:table-cell>
          <table:table-cell office:value-type="float" office:value="0.43995499999999998" table:style-name="ce1">
            <text:p>0.439955</text:p>
          </table:table-cell>
          <table:table-cell office:value-type="float" office:value="0.33462900000000001" table:style-name="ce1">
            <text:p>0.334629</text:p>
          </table:table-cell>
          <table:table-cell office:value-type="float" office:value="0.26747700000000002" table:style-name="ce1">
            <text:p>0.267477</text:p>
          </table:table-cell>
          <table:table-cell office:value-type="float" office:value="0.21777299999999999" table:style-name="ce1">
            <text:p>0.217773</text:p>
          </table:table-cell>
          <table:table-cell office:value-type="float" office:value="0.176899" table:style-name="ce1">
            <text:p>0.176899</text:p>
          </table:table-cell>
          <table:table-cell office:value-type="float" office:value="0.141404" table:style-name="ce1">
            <text:p>0.141404</text:p>
          </table:table-cell>
          <table:table-cell office:value-type="float" office:value="0.10714799999999999" table:style-name="ce1">
            <text:p>0.107148</text:p>
          </table:table-cell>
          <table:table-cell office:value-type="float" office:value="6.4556000000000002E-2" table:style-name="ce1">
            <text:p>0.064556</text:p>
          </table:table-cell>
          <table:table-cell office:value-type="float" office:value="-5.0359999999999997E-3" table:style-name="ce1">
            <text:p>-0.005036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1.1346153846153841" table:formula="of:=[.O11]+([.O$18]-[.O$5])/13" table:style-name="ce2">
            <text:p>1.134615385</text:p>
          </table:table-cell>
          <table:table-cell office:value-type="float" office:value="1.2927884615384619" table:formula="of:=[.P11]+([.P$18]-[.P$5])/13" table:style-name="ce2">
            <text:p>1.292788462</text:p>
          </table:table-cell>
          <table:table-cell office:value-type="float" office:value="1.4509615384615382" table:formula="of:=[.Q11]+([.Q$18]-[.Q$5])/13" table:style-name="ce2">
            <text:p>1.450961538</text:p>
          </table:table-cell>
          <table:table-cell office:value-type="float" office:value="1.609134615384616" table:formula="of:=[.R11]+([.R$18]-[.R$5])/13" table:style-name="ce2">
            <text:p>1.609134615</text:p>
          </table:table-cell>
          <table:table-cell office:value-type="float" office:value="1.7673076923076922" table:formula="of:=[.S11]+([.S$18]-[.S$5])/13" table:style-name="ce2">
            <text:p>1.767307692</text:p>
          </table:table-cell>
          <table:table-cell office:value-type="float" office:value="1.9254807692307701" table:formula="of:=[.T11]+([.T$18]-[.T$5])/13" table:style-name="ce2">
            <text:p>1.925480769</text:p>
          </table:table-cell>
          <table:table-cell office:value-type="float" office:value="2.0836538461538479" table:formula="of:=[.U11]+([.U$18]-[.U$5])/13" table:style-name="ce2">
            <text:p>2.083653846</text:p>
          </table:table-cell>
          <table:table-cell office:value-type="float" office:value="2.2418269230769239" table:formula="of:=[.V11]+([.V$18]-[.V$5])/13" table:style-name="ce2">
            <text:p>2.241826923</text:p>
          </table:table-cell>
          <table:table-cell office:value-type="float" office:value="2.4" table:formula="of:=[.W11]+([.W$18]-[.W$5])/13" table:style-name="ce2">
            <text:p>2.4</text:p>
          </table:table-cell>
          <table:table-cell office:value-type="float" office:value="2.5581730769230759" table:formula="of:=[.X11]+([.X$18]-[.X$5])/13" table:style-name="ce2">
            <text:p>2.558173077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6003500000000004" table:style-name="ce1">
            <text:p>0.660035</text:p>
          </table:table-cell>
          <table:table-cell office:value-type="float" office:value="0.51260399999999995" table:style-name="ce1">
            <text:p>0.512604</text:p>
          </table:table-cell>
          <table:table-cell office:value-type="float" office:value="0.40715099999999999" table:style-name="ce1">
            <text:p>0.407151</text:p>
          </table:table-cell>
          <table:table-cell office:value-type="float" office:value="0.33505499999999999" table:style-name="ce1">
            <text:p>0.335055</text:p>
          </table:table-cell>
          <table:table-cell office:value-type="float" office:value="0.27692800000000001" table:style-name="ce1">
            <text:p>0.276928</text:p>
          </table:table-cell>
          <table:table-cell office:value-type="float" office:value="0.22666900000000001" table:style-name="ce1">
            <text:p>0.226669</text:p>
          </table:table-cell>
          <table:table-cell office:value-type="float" office:value="0.18362700000000001" table:style-name="ce1">
            <text:p>0.183627</text:p>
          </table:table-cell>
          <table:table-cell office:value-type="float" office:value="0.14585000000000001" table:style-name="ce1">
            <text:p>0.14585</text:p>
          </table:table-cell>
          <table:table-cell office:value-type="float" office:value="0.10444100000000001" table:style-name="ce1">
            <text:p>0.104441</text:p>
          </table:table-cell>
          <table:table-cell office:value-type="float" office:value="3.9011999999999998E-2" table:style-name="ce1">
            <text:p>0.039012</text:p>
          </table:table-cell>
          <table:table-cell table:number-columns-repeated="2" table:style-name="ce2"/>
          <table:table-cell office:value-type="float" office:value="65" table:style-name="ce2">
            <text:p>65</text:p>
          </table:table-cell>
          <table:table-cell office:value-type="float" office:value="1.1538461538461533" table:formula="of:=[.O12]+([.O$18]-[.O$5])/13" table:style-name="ce2">
            <text:p>1.153846154</text:p>
          </table:table-cell>
          <table:table-cell office:value-type="float" office:value="1.3096153846153851" table:formula="of:=[.P12]+([.P$18]-[.P$5])/13" table:style-name="ce2">
            <text:p>1.309615385</text:p>
          </table:table-cell>
          <table:table-cell office:value-type="float" office:value="1.4653846153846151" table:formula="of:=[.Q12]+([.Q$18]-[.Q$5])/13" table:style-name="ce2">
            <text:p>1.465384615</text:p>
          </table:table-cell>
          <table:table-cell office:value-type="float" office:value="1.6211538461538468" table:formula="of:=[.R12]+([.R$18]-[.R$5])/13" table:style-name="ce2">
            <text:p>1.621153846</text:p>
          </table:table-cell>
          <table:table-cell office:value-type="float" office:value="1.7769230769230768" table:formula="of:=[.S12]+([.S$18]-[.S$5])/13" table:style-name="ce2">
            <text:p>1.776923077</text:p>
          </table:table-cell>
          <table:table-cell office:value-type="float" office:value="1.9326923076923086" table:formula="of:=[.T12]+([.T$18]-[.T$5])/13" table:style-name="ce2">
            <text:p>1.932692308</text:p>
          </table:table-cell>
          <table:table-cell office:value-type="float" office:value="2.0884615384615404" table:formula="of:=[.U12]+([.U$18]-[.U$5])/13" table:style-name="ce2">
            <text:p>2.088461538</text:p>
          </table:table-cell>
          <table:table-cell office:value-type="float" office:value="2.2442307692307701" table:formula="of:=[.V12]+([.V$18]-[.V$5])/13" table:style-name="ce2">
            <text:p>2.244230769</text:p>
          </table:table-cell>
          <table:table-cell office:value-type="float" office:value="2.4" table:formula="of:=[.W12]+([.W$18]-[.W$5])/13" table:style-name="ce2">
            <text:p>2.4</text:p>
          </table:table-cell>
          <table:table-cell office:value-type="float" office:value="2.5557692307692297" table:formula="of:=[.X12]+([.X$18]-[.X$5])/13" table:style-name="ce2">
            <text:p>2.555769231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73360099999999995" table:style-name="ce1">
            <text:p>0.733601</text:p>
          </table:table-cell>
          <table:table-cell office:value-type="float" office:value="0.59350599999999998" table:style-name="ce1">
            <text:p>0.593506</text:p>
          </table:table-cell>
          <table:table-cell office:value-type="float" office:value="0.48857099999999998" table:style-name="ce1">
            <text:p>0.488571</text:p>
          </table:table-cell>
          <table:table-cell office:value-type="float" office:value="0.41262300000000002" table:style-name="ce1">
            <text:p>0.412623</text:p>
          </table:table-cell>
          <table:table-cell office:value-type="float" office:value="0.347163" table:style-name="ce1">
            <text:p>0.347163</text:p>
          </table:table-cell>
          <table:table-cell office:value-type="float" office:value="0.28821000000000002" table:style-name="ce1">
            <text:p>0.28821</text:p>
          </table:table-cell>
          <table:table-cell office:value-type="float" office:value="0.23755899999999999" table:style-name="ce1">
            <text:p>0.237559</text:p>
          </table:table-cell>
          <table:table-cell office:value-type="float" office:value="0.19514200000000001" table:style-name="ce1">
            <text:p>0.195142</text:p>
          </table:table-cell>
          <table:table-cell office:value-type="float" office:value="0.15248500000000001" table:style-name="ce1">
            <text:p>0.152485</text:p>
          </table:table-cell>
          <table:table-cell office:value-type="float" office:value="8.7268999999999999E-2" table:style-name="ce1">
            <text:p>0.087269</text:p>
          </table:table-cell>
          <table:table-cell table:number-columns-repeated="2" table:style-name="ce2"/>
          <table:table-cell office:value-type="float" office:value="70" table:style-name="ce2">
            <text:p>70</text:p>
          </table:table-cell>
          <table:table-cell office:value-type="float" office:value="1.1730769230769225" table:formula="of:=[.O13]+([.O$18]-[.O$5])/13" table:style-name="ce2">
            <text:p>1.173076923</text:p>
          </table:table-cell>
          <table:table-cell office:value-type="float" office:value="1.3264423076923082" table:formula="of:=[.P13]+([.P$18]-[.P$5])/13" table:style-name="ce2">
            <text:p>1.326442308</text:p>
          </table:table-cell>
          <table:table-cell office:value-type="float" office:value="1.4798076923076919" table:formula="of:=[.Q13]+([.Q$18]-[.Q$5])/13" table:style-name="ce2">
            <text:p>1.479807692</text:p>
          </table:table-cell>
          <table:table-cell office:value-type="float" office:value="1.6331730769230777" table:formula="of:=[.R13]+([.R$18]-[.R$5])/13" table:style-name="ce2">
            <text:p>1.633173077</text:p>
          </table:table-cell>
          <table:table-cell office:value-type="float" office:value="1.7865384615384614" table:formula="of:=[.S13]+([.S$18]-[.S$5])/13" table:style-name="ce2">
            <text:p>1.786538462</text:p>
          </table:table-cell>
          <table:table-cell office:value-type="float" office:value="1.9399038461538471" table:formula="of:=[.T13]+([.T$18]-[.T$5])/13" table:style-name="ce2">
            <text:p>1.939903846</text:p>
          </table:table-cell>
          <table:table-cell office:value-type="float" office:value="2.0932692307692329" table:formula="of:=[.U13]+([.U$18]-[.U$5])/13" table:style-name="ce2">
            <text:p>2.093269231</text:p>
          </table:table-cell>
          <table:table-cell office:value-type="float" office:value="2.2466346153846164" table:formula="of:=[.V13]+([.V$18]-[.V$5])/13" table:style-name="ce2">
            <text:p>2.246634615</text:p>
          </table:table-cell>
          <table:table-cell office:value-type="float" office:value="2.4" table:formula="of:=[.W13]+([.W$18]-[.W$5])/13" table:style-name="ce2">
            <text:p>2.4</text:p>
          </table:table-cell>
          <table:table-cell office:value-type="float" office:value="2.5533653846153834" table:formula="of:=[.X13]+([.X$18]-[.X$5])/13" table:style-name="ce2">
            <text:p>2.553365385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18693" table:style-name="ce1">
            <text:p>0.818693</text:p>
          </table:table-cell>
          <table:table-cell office:value-type="float" office:value="0.68388000000000004" table:style-name="ce1">
            <text:p>0.68388</text:p>
          </table:table-cell>
          <table:table-cell office:value-type="float" office:value="0.57875600000000005" table:style-name="ce1">
            <text:p>0.578756</text:p>
          </table:table-cell>
          <table:table-cell office:value-type="float" office:value="0.49951400000000001" table:style-name="ce1">
            <text:p>0.499514</text:p>
          </table:table-cell>
          <table:table-cell office:value-type="float" office:value="0.42793900000000001" table:style-name="ce1">
            <text:p>0.427939</text:p>
          </table:table-cell>
          <table:table-cell office:value-type="float" office:value="0.36160399999999998" table:style-name="ce1">
            <text:p>0.361604</text:p>
          </table:table-cell>
          <table:table-cell office:value-type="float" office:value="0.30424099999999998" table:style-name="ce1">
            <text:p>0.304241</text:p>
          </table:table-cell>
          <table:table-cell office:value-type="float" office:value="0.25719700000000001" table:style-name="ce1">
            <text:p>0.257197</text:p>
          </table:table-cell>
          <table:table-cell office:value-type="float" office:value="0.212005" table:style-name="ce1">
            <text:p>0.212005</text:p>
          </table:table-cell>
          <table:table-cell office:value-type="float" office:value="0.144042" table:style-name="ce1">
            <text:p>0.144042</text:p>
          </table:table-cell>
          <table:table-cell table:number-columns-repeated="2" table:style-name="ce2"/>
          <table:table-cell office:value-type="float" office:value="75" table:style-name="ce2">
            <text:p>75</text:p>
          </table:table-cell>
          <table:table-cell office:value-type="float" office:value="1.1923076923076916" table:formula="of:=[.O14]+([.O$18]-[.O$5])/13" table:style-name="ce2">
            <text:p>1.192307692</text:p>
          </table:table-cell>
          <table:table-cell office:value-type="float" office:value="1.3432692307692313" table:formula="of:=[.P14]+([.P$18]-[.P$5])/13" table:style-name="ce2">
            <text:p>1.343269231</text:p>
          </table:table-cell>
          <table:table-cell office:value-type="float" office:value="1.4942307692307688" table:formula="of:=[.Q14]+([.Q$18]-[.Q$5])/13" table:style-name="ce2">
            <text:p>1.494230769</text:p>
          </table:table-cell>
          <table:table-cell office:value-type="float" office:value="1.6451923076923085" table:formula="of:=[.R14]+([.R$18]-[.R$5])/13" table:style-name="ce2">
            <text:p>1.645192308</text:p>
          </table:table-cell>
          <table:table-cell office:value-type="float" office:value="1.796153846153846" table:formula="of:=[.S14]+([.S$18]-[.S$5])/13" table:style-name="ce2">
            <text:p>1.796153846</text:p>
          </table:table-cell>
          <table:table-cell office:value-type="float" office:value="1.9471153846153857" table:formula="of:=[.T14]+([.T$18]-[.T$5])/13" table:style-name="ce2">
            <text:p>1.947115385</text:p>
          </table:table-cell>
          <table:table-cell office:value-type="float" office:value="2.0980769230769254" table:formula="of:=[.U14]+([.U$18]-[.U$5])/13" table:style-name="ce2">
            <text:p>2.098076923</text:p>
          </table:table-cell>
          <table:table-cell office:value-type="float" office:value="2.2490384615384627" table:formula="of:=[.V14]+([.V$18]-[.V$5])/13" table:style-name="ce2">
            <text:p>2.249038462</text:p>
          </table:table-cell>
          <table:table-cell office:value-type="float" office:value="2.4" table:formula="of:=[.W14]+([.W$18]-[.W$5])/13" table:style-name="ce2">
            <text:p>2.4</text:p>
          </table:table-cell>
          <table:table-cell office:value-type="float" office:value="2.5509615384615372" table:formula="of:=[.X14]+([.X$18]-[.X$5])/13" table:style-name="ce2">
            <text:p>2.550961538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91034400000000004" table:style-name="ce1">
            <text:p>0.910344</text:p>
          </table:table-cell>
          <table:table-cell office:value-type="float" office:value="0.78379500000000002" table:style-name="ce1">
            <text:p>0.783795</text:p>
          </table:table-cell>
          <table:table-cell office:value-type="float" office:value="0.67598199999999997" table:style-name="ce1">
            <text:p>0.675982</text:p>
          </table:table-cell>
          <table:table-cell office:value-type="float" office:value="0.59316599999999997" table:style-name="ce1">
            <text:p>0.593166</text:p>
          </table:table-cell>
          <table:table-cell office:value-type="float" office:value="0.51664399999999999" table:style-name="ce1">
            <text:p>0.516644</text:p>
          </table:table-cell>
          <table:table-cell office:value-type="float" office:value="0.444822" table:style-name="ce1">
            <text:p>0.444822</text:p>
          </table:table-cell>
          <table:table-cell office:value-type="float" office:value="0.382689" table:style-name="ce1">
            <text:p>0.382689</text:p>
          </table:table-cell>
          <table:table-cell office:value-type="float" office:value="0.33238400000000001" table:style-name="ce1">
            <text:p>0.332384</text:p>
          </table:table-cell>
          <table:table-cell office:value-type="float" office:value="0.28486699999999998" table:style-name="ce1">
            <text:p>0.284867</text:p>
          </table:table-cell>
          <table:table-cell office:value-type="float" office:value="0.21267900000000001" table:style-name="ce1">
            <text:p>0.212679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office:value-type="float" office:value="1.2115384615384608" table:formula="of:=[.O15]+([.O$18]-[.O$5])/13" table:style-name="ce2">
            <text:p>1.211538462</text:p>
          </table:table-cell>
          <table:table-cell office:value-type="float" office:value="1.3600961538461545" table:formula="of:=[.P15]+([.P$18]-[.P$5])/13" table:style-name="ce2">
            <text:p>1.360096154</text:p>
          </table:table-cell>
          <table:table-cell office:value-type="float" office:value="1.5086538461538457" table:formula="of:=[.Q15]+([.Q$18]-[.Q$5])/13" table:style-name="ce2">
            <text:p>1.508653846</text:p>
          </table:table-cell>
          <table:table-cell office:value-type="float" office:value="1.6572115384615393" table:formula="of:=[.R15]+([.R$18]-[.R$5])/13" table:style-name="ce2">
            <text:p>1.657211538</text:p>
          </table:table-cell>
          <table:table-cell office:value-type="float" office:value="1.8057692307692306" table:formula="of:=[.S15]+([.S$18]-[.S$5])/13" table:style-name="ce2">
            <text:p>1.805769231</text:p>
          </table:table-cell>
          <table:table-cell office:value-type="float" office:value="1.9543269230769242" table:formula="of:=[.T15]+([.T$18]-[.T$5])/13" table:style-name="ce2">
            <text:p>1.954326923</text:p>
          </table:table-cell>
          <table:table-cell office:value-type="float" office:value="2.1028846153846179" table:formula="of:=[.U15]+([.U$18]-[.U$5])/13" table:style-name="ce2">
            <text:p>2.102884615</text:p>
          </table:table-cell>
          <table:table-cell office:value-type="float" office:value="2.2514423076923089" table:formula="of:=[.V15]+([.V$18]-[.V$5])/13" table:style-name="ce2">
            <text:p>2.251442308</text:p>
          </table:table-cell>
          <table:table-cell office:value-type="float" office:value="2.4" table:formula="of:=[.W15]+([.W$18]-[.W$5])/13" table:style-name="ce2">
            <text:p>2.4</text:p>
          </table:table-cell>
          <table:table-cell office:value-type="float" office:value="2.5485576923076909" table:formula="of:=[.X15]+([.X$18]-[.X$5])/13" table:style-name="ce2">
            <text:p>2.548557692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.0251650000000001" table:style-name="ce1">
            <text:p>1.025165</text:p>
          </table:table-cell>
          <table:table-cell office:value-type="float" office:value="0.89182300000000003" table:style-name="ce1">
            <text:p>0.891823</text:p>
          </table:table-cell>
          <table:table-cell office:value-type="float" office:value="0.77654800000000002" table:style-name="ce1">
            <text:p>0.776548</text:p>
          </table:table-cell>
          <table:table-cell office:value-type="float" office:value="0.68869199999999997" table:style-name="ce1">
            <text:p>0.688692</text:p>
          </table:table-cell>
          <table:table-cell office:value-type="float" office:value="0.608128" table:style-name="ce1">
            <text:p>0.608128</text:p>
          </table:table-cell>
          <table:table-cell office:value-type="float" office:value="0.53320999999999996" table:style-name="ce1">
            <text:p>0.53321</text:p>
          </table:table-cell>
          <table:table-cell office:value-type="float" office:value="0.46935100000000002" table:style-name="ce1">
            <text:p>0.469351</text:p>
          </table:table-cell>
          <table:table-cell office:value-type="float" office:value="0.41869000000000001" table:style-name="ce1">
            <text:p>0.41869</text:p>
          </table:table-cell>
          <table:table-cell office:value-type="float" office:value="0.37086999999999998" table:style-name="ce1">
            <text:p>0.37087</text:p>
          </table:table-cell>
          <table:table-cell office:value-type="float" office:value="0.29490699999999997" table:style-name="ce1">
            <text:p>0.294907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1.2307692307692299" table:formula="of:=[.O16]+([.O$18]-[.O$5])/13" table:style-name="ce2">
            <text:p>1.230769231</text:p>
          </table:table-cell>
          <table:table-cell office:value-type="float" office:value="1.3769230769230776" table:formula="of:=[.P16]+([.P$18]-[.P$5])/13" table:style-name="ce2">
            <text:p>1.376923077</text:p>
          </table:table-cell>
          <table:table-cell office:value-type="float" office:value="1.5230769230769226" table:formula="of:=[.Q16]+([.Q$18]-[.Q$5])/13" table:style-name="ce2">
            <text:p>1.523076923</text:p>
          </table:table-cell>
          <table:table-cell office:value-type="float" office:value="1.6692307692307702" table:formula="of:=[.R16]+([.R$18]-[.R$5])/13" table:style-name="ce2">
            <text:p>1.669230769</text:p>
          </table:table-cell>
          <table:table-cell office:value-type="float" office:value="1.8153846153846152" table:formula="of:=[.S16]+([.S$18]-[.S$5])/13" table:style-name="ce2">
            <text:p>1.815384615</text:p>
          </table:table-cell>
          <table:table-cell office:value-type="float" office:value="1.9615384615384628" table:formula="of:=[.T16]+([.T$18]-[.T$5])/13" table:style-name="ce2">
            <text:p>1.961538462</text:p>
          </table:table-cell>
          <table:table-cell office:value-type="float" office:value="2.1076923076923104" table:formula="of:=[.U16]+([.U$18]-[.U$5])/13" table:style-name="ce2">
            <text:p>2.107692308</text:p>
          </table:table-cell>
          <table:table-cell office:value-type="float" office:value="2.2538461538461552" table:formula="of:=[.V16]+([.V$18]-[.V$5])/13" table:style-name="ce2">
            <text:p>2.253846154</text:p>
          </table:table-cell>
          <table:table-cell office:value-type="float" office:value="2.4" table:formula="of:=[.W16]+([.W$18]-[.W$5])/13" table:style-name="ce2">
            <text:p>2.4</text:p>
          </table:table-cell>
          <table:table-cell office:value-type="float" office:value="2.5461538461538447" table:formula="of:=[.X16]+([.X$18]-[.X$5])/13" table:style-name="ce2">
            <text:p>2.546153846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.157049" table:style-name="ce1">
            <text:p>1.157049</text:p>
          </table:table-cell>
          <table:table-cell office:value-type="float" office:value="1.0046949999999999" table:style-name="ce1">
            <text:p>1.004695</text:p>
          </table:table-cell>
          <table:table-cell office:value-type="float" office:value="0.87439999999999996" table:style-name="ce1">
            <text:p>0.8744</text:p>
          </table:table-cell>
          <table:table-cell office:value-type="float" office:value="0.77846599999999999" table:style-name="ce1">
            <text:p>0.778466</text:p>
          </table:table-cell>
          <table:table-cell office:value-type="float" office:value="0.69425099999999995" table:style-name="ce1">
            <text:p>0.694251</text:p>
          </table:table-cell>
          <table:table-cell office:value-type="float" office:value="0.61901099999999998" table:style-name="ce1">
            <text:p>0.619011</text:p>
          </table:table-cell>
          <table:table-cell office:value-type="float" office:value="0.55758099999999999" table:style-name="ce1">
            <text:p>0.557581</text:p>
          </table:table-cell>
          <table:table-cell office:value-type="float" office:value="0.51115299999999997" table:style-name="ce1">
            <text:p>0.511153</text:p>
          </table:table-cell>
          <table:table-cell office:value-type="float" office:value="0.46714899999999998" table:style-name="ce1">
            <text:p>0.467149</text:p>
          </table:table-cell>
          <table:table-cell office:value-type="float" office:value="0.39020300000000002" table:style-name="ce1">
            <text:p>0.390203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1.25" table:style-name="ce3">
            <text:p>1.25</text:p>
          </table:table-cell>
          <table:table-cell office:value-type="float" office:value="1.39375" table:formula="of:=[.O18]+([.$W$18]-[.$O$18])/8" table:style-name="ce2">
            <text:p>1.39375</text:p>
          </table:table-cell>
          <table:table-cell office:value-type="float" office:value="1.5375000000000001" table:formula="of:=[.P18]+([.$W$18]-[.$O$18])/8" table:style-name="ce2">
            <text:p>1.5375</text:p>
          </table:table-cell>
          <table:table-cell office:value-type="float" office:value="1.6812500000000001" table:formula="of:=[.Q18]+([.$W$18]-[.$O$18])/8" table:style-name="ce2">
            <text:p>1.68125</text:p>
          </table:table-cell>
          <table:table-cell office:value-type="float" office:value="1.8250000000000002" table:formula="of:=[.R18]+([.$W$18]-[.$O$18])/8" table:style-name="ce2">
            <text:p>1.825</text:p>
          </table:table-cell>
          <table:table-cell office:value-type="float" office:value="1.9687500000000002" table:formula="of:=[.S18]+([.$W$18]-[.$O$18])/8" table:style-name="ce2">
            <text:p>1.96875</text:p>
          </table:table-cell>
          <table:table-cell office:value-type="float" office:value="2.1125000000000003" table:formula="of:=[.T18]+([.$W$18]-[.$O$18])/8" table:style-name="ce2">
            <text:p>2.1125</text:p>
          </table:table-cell>
          <table:table-cell office:value-type="float" office:value="2.2562500000000001" table:formula="of:=[.U18]+([.$W$18]-[.$O$18])/8" table:style-name="ce2">
            <text:p>2.25625</text:p>
          </table:table-cell>
          <table:table-cell office:value-type="float" office:value="2.4" table:style-name="ce3">
            <text:p>2.4</text:p>
          </table:table-cell>
          <table:table-cell office:value-type="float" office:value="2.5437499999999997" table:formula="of:=[.W18]+([.$W$18]-[.$O$18])/8" table:style-name="ce2">
            <text:p>2.54375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2813330000000001" table:style-name="ce1">
            <text:p>1.281333</text:p>
          </table:table-cell>
          <table:table-cell office:value-type="float" office:value="1.1169929999999999" table:style-name="ce1">
            <text:p>1.116993</text:p>
          </table:table-cell>
          <table:table-cell office:value-type="float" office:value="0.96077400000000002" table:style-name="ce1">
            <text:p>0.960774</text:p>
          </table:table-cell>
          <table:table-cell office:value-type="float" office:value="0.85173299999999996" table:style-name="ce1">
            <text:p>0.851733</text:p>
          </table:table-cell>
          <table:table-cell office:value-type="float" office:value="0.76345499999999999" table:style-name="ce1">
            <text:p>0.763455</text:p>
          </table:table-cell>
          <table:table-cell office:value-type="float" office:value="0.69089" table:style-name="ce1">
            <text:p>0.69089</text:p>
          </table:table-cell>
          <table:table-cell office:value-type="float" office:value="0.63713600000000004" table:style-name="ce1">
            <text:p>0.637136</text:p>
          </table:table-cell>
          <table:table-cell office:value-type="float" office:value="0.60132200000000002" table:style-name="ce1">
            <text:p>0.601322</text:p>
          </table:table-cell>
          <table:table-cell office:value-type="float" office:value="0.56758799999999998" table:style-name="ce1">
            <text:p>0.567588</text:p>
          </table:table-cell>
          <table:table-cell office:value-type="float" office:value="0.49516700000000002" table:style-name="ce1">
            <text:p>0.495167</text:p>
          </table:table-cell>
          <table:table-cell table:number-columns-repeated="2" table:style-name="ce2"/>
          <table:table-cell office:value-type="float" office:value="95" table:style-name="ce2">
            <text:p>95</text:p>
          </table:table-cell>
          <table:table-cell office:value-type="float" office:value="1.2692307692307692" table:formula="of:=[.O18]+([.O$18]-[.O$5])/13" table:style-name="ce2">
            <text:p>1.269230769</text:p>
          </table:table-cell>
          <table:table-cell office:value-type="float" office:value="1.4105769230769232" table:formula="of:=[.P18]+([.P$18]-[.P$5])/13" table:style-name="ce2">
            <text:p>1.410576923</text:p>
          </table:table-cell>
          <table:table-cell office:value-type="float" office:value="1.551923076923077" table:formula="of:=[.Q18]+([.Q$18]-[.Q$5])/13" table:style-name="ce2">
            <text:p>1.551923077</text:p>
          </table:table-cell>
          <table:table-cell office:value-type="float" office:value="1.693269230769231" table:formula="of:=[.R18]+([.R$18]-[.R$5])/13" table:style-name="ce2">
            <text:p>1.693269231</text:p>
          </table:table-cell>
          <table:table-cell office:value-type="float" office:value="1.8346153846153848" table:formula="of:=[.S18]+([.S$18]-[.S$5])/13" table:style-name="ce2">
            <text:p>1.834615385</text:p>
          </table:table-cell>
          <table:table-cell office:value-type="float" office:value="1.9759615384615388" table:formula="of:=[.T18]+([.T$18]-[.T$5])/13" table:style-name="ce2">
            <text:p>1.975961538</text:p>
          </table:table-cell>
          <table:table-cell office:value-type="float" office:value="2.1173076923076928" table:formula="of:=[.U18]+([.U$18]-[.U$5])/13" table:style-name="ce2">
            <text:p>2.117307692</text:p>
          </table:table-cell>
          <table:table-cell office:value-type="float" office:value="2.2586538461538463" table:formula="of:=[.V18]+([.V$18]-[.V$5])/13" table:style-name="ce2">
            <text:p>2.258653846</text:p>
          </table:table-cell>
          <table:table-cell office:value-type="float" office:value="2.4" table:formula="of:=[.W18]+([.W$18]-[.W$5])/13" table:style-name="ce2">
            <text:p>2.4</text:p>
          </table:table-cell>
          <table:table-cell office:value-type="float" office:value="2.5413461538461535" table:formula="of:=[.X18]+([.X$18]-[.X$5])/13" table:style-name="ce2">
            <text:p>2.541346154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3579349999999999" table:style-name="ce1">
            <text:p>1.357935</text:p>
          </table:table-cell>
          <table:table-cell office:value-type="float" office:value="1.220844" table:style-name="ce1">
            <text:p>1.220844</text:p>
          </table:table-cell>
          <table:table-cell office:value-type="float" office:value="1.0238640000000001" table:style-name="ce1">
            <text:p>1.023864</text:p>
          </table:table-cell>
          <table:table-cell office:value-type="float" office:value="0.89423399999999997" table:style-name="ce1">
            <text:p>0.894234</text:p>
          </table:table-cell>
          <table:table-cell office:value-type="float" office:value="0.80035199999999995" table:style-name="ce1">
            <text:p>0.800352</text:p>
          </table:table-cell>
          <table:table-cell office:value-type="float" office:value="0.73348800000000003" table:style-name="ce1">
            <text:p>0.733488</text:p>
          </table:table-cell>
          <table:table-cell office:value-type="float" office:value="0.69368399999999997" table:style-name="ce1">
            <text:p>0.693684</text:p>
          </table:table-cell>
          <table:table-cell office:value-type="float" office:value="0.65469100000000002" table:style-name="ce1">
            <text:p>0.654691</text:p>
          </table:table-cell>
          <table:table-cell office:value-type="float" office:value="0.61796300000000004" table:style-name="ce1">
            <text:p>0.617963</text:p>
          </table:table-cell>
          <table:table-cell office:value-type="float" office:value="0.53911500000000001" table:style-name="ce1">
            <text:p>0.539115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.2884615384615383" table:formula="of:=[.O19]+([.O$18]-[.O$5])/13" table:style-name="ce2">
            <text:p>1.288461538</text:p>
          </table:table-cell>
          <table:table-cell office:value-type="float" office:value="1.4274038461538463" table:formula="of:=[.P19]+([.P$18]-[.P$5])/13" table:style-name="ce2">
            <text:p>1.427403846</text:p>
          </table:table-cell>
          <table:table-cell office:value-type="float" office:value="1.5663461538461538" table:formula="of:=[.Q19]+([.Q$18]-[.Q$5])/13" table:style-name="ce2">
            <text:p>1.566346154</text:p>
          </table:table-cell>
          <table:table-cell office:value-type="float" office:value="1.7052884615384618" table:formula="of:=[.R19]+([.R$18]-[.R$5])/13" table:style-name="ce2">
            <text:p>1.705288462</text:p>
          </table:table-cell>
          <table:table-cell office:value-type="float" office:value="1.8442307692307693" table:formula="of:=[.S19]+([.S$18]-[.S$5])/13" table:style-name="ce2">
            <text:p>1.844230769</text:p>
          </table:table-cell>
          <table:table-cell office:value-type="float" office:value="1.9831730769230773" table:formula="of:=[.T19]+([.T$18]-[.T$5])/13" table:style-name="ce2">
            <text:p>1.983173077</text:p>
          </table:table-cell>
          <table:table-cell office:value-type="float" office:value="2.1221153846153853" table:formula="of:=[.U19]+([.U$18]-[.U$5])/13" table:style-name="ce2">
            <text:p>2.122115385</text:p>
          </table:table-cell>
          <table:table-cell office:value-type="float" office:value="2.2610576923076926" table:formula="of:=[.V19]+([.V$18]-[.V$5])/13" table:style-name="ce2">
            <text:p>2.261057692</text:p>
          </table:table-cell>
          <table:table-cell office:value-type="float" office:value="2.4" table:formula="of:=[.W19]+([.W$18]-[.W$5])/13" table:style-name="ce2">
            <text:p>2.4</text:p>
          </table:table-cell>
          <table:table-cell office:value-type="float" office:value="2.5389423076923072" table:formula="of:=[.X19]+([.X$18]-[.X$5])/13" table:style-name="ce2">
            <text:p>2.538942308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3788260000000001" table:style-name="ce1">
            <text:p>1.378826</text:p>
          </table:table-cell>
          <table:table-cell office:value-type="float" office:value="1.2396259999999999" table:style-name="ce1">
            <text:p>1.239626</text:p>
          </table:table-cell>
          <table:table-cell office:value-type="float" office:value="1.0484979999999999" table:style-name="ce1">
            <text:p>1.048498</text:p>
          </table:table-cell>
          <table:table-cell office:value-type="float" office:value="0.91574999999999995" table:style-name="ce1">
            <text:p>0.91575</text:p>
          </table:table-cell>
          <table:table-cell office:value-type="float" office:value="0.81960900000000003" table:style-name="ce1">
            <text:p>0.819609</text:p>
          </table:table-cell>
          <table:table-cell office:value-type="float" office:value="0.75113700000000005" table:style-name="ce1">
            <text:p>0.751137</text:p>
          </table:table-cell>
          <table:table-cell office:value-type="float" office:value="0.71037499999999998" table:style-name="ce1">
            <text:p>0.710375</text:p>
          </table:table-cell>
          <table:table-cell office:value-type="float" office:value="0.67044400000000004" table:style-name="ce1">
            <text:p>0.670444</text:p>
          </table:table-cell>
          <table:table-cell office:value-type="float" office:value="0.63283199999999995" table:style-name="ce1">
            <text:p>0.632832</text:p>
          </table:table-cell>
          <table:table-cell office:value-type="float" office:value="0.55208599999999997" table:style-name="ce1">
            <text:p>0.552086</text:p>
          </table:table-cell>
          <table:table-cell table:number-columns-repeated="2" table:style-name="ce2"/>
          <table:table-cell office:value-type="float" office:value="105" table:style-name="ce2">
            <text:p>105</text:p>
          </table:table-cell>
          <table:table-cell office:value-type="float" office:value="1.3076923076923075" table:formula="of:=[.O20]+([.O$18]-[.O$5])/13" table:style-name="ce2">
            <text:p>1.307692308</text:p>
          </table:table-cell>
          <table:table-cell office:value-type="float" office:value="1.4442307692307694" table:formula="of:=[.P20]+([.P$18]-[.P$5])/13" table:style-name="ce2">
            <text:p>1.444230769</text:p>
          </table:table-cell>
          <table:table-cell office:value-type="float" office:value="1.5807692307692307" table:formula="of:=[.Q20]+([.Q$18]-[.Q$5])/13" table:style-name="ce2">
            <text:p>1.580769231</text:p>
          </table:table-cell>
          <table:table-cell office:value-type="float" office:value="1.7173076923076926" table:formula="of:=[.R20]+([.R$18]-[.R$5])/13" table:style-name="ce2">
            <text:p>1.717307692</text:p>
          </table:table-cell>
          <table:table-cell office:value-type="float" office:value="1.8538461538461539" table:formula="of:=[.S20]+([.S$18]-[.S$5])/13" table:style-name="ce2">
            <text:p>1.853846154</text:p>
          </table:table-cell>
          <table:table-cell office:value-type="float" office:value="1.9903846153846159" table:formula="of:=[.T20]+([.T$18]-[.T$5])/13" table:style-name="ce2">
            <text:p>1.990384615</text:p>
          </table:table-cell>
          <table:table-cell office:value-type="float" office:value="2.1269230769230778" table:formula="of:=[.U20]+([.U$18]-[.U$5])/13" table:style-name="ce2">
            <text:p>2.126923077</text:p>
          </table:table-cell>
          <table:table-cell office:value-type="float" office:value="2.2634615384615389" table:formula="of:=[.V20]+([.V$18]-[.V$5])/13" table:style-name="ce2">
            <text:p>2.263461538</text:p>
          </table:table-cell>
          <table:table-cell office:value-type="float" office:value="2.4" table:formula="of:=[.W20]+([.W$18]-[.W$5])/13" table:style-name="ce2">
            <text:p>2.4</text:p>
          </table:table-cell>
          <table:table-cell office:value-type="float" office:value="2.536538461538461" table:formula="of:=[.X20]+([.X$18]-[.X$5])/13" table:style-name="ce2">
            <text:p>2.536538462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392754" table:style-name="ce1">
            <text:p>1.392754</text:p>
          </table:table-cell>
          <table:table-cell office:value-type="float" office:value="1.252148" table:style-name="ce1">
            <text:p>1.252148</text:p>
          </table:table-cell>
          <table:table-cell office:value-type="float" office:value="1.0693220000000001" table:style-name="ce1">
            <text:p>1.069322</text:p>
          </table:table-cell>
          <table:table-cell office:value-type="float" office:value="0.93393700000000002" table:style-name="ce1">
            <text:p>0.933937</text:p>
          </table:table-cell>
          <table:table-cell office:value-type="float" office:value="0.83588600000000002" table:style-name="ce1">
            <text:p>0.835886</text:p>
          </table:table-cell>
          <table:table-cell office:value-type="float" office:value="0.76605400000000001" table:style-name="ce1">
            <text:p>0.766054</text:p>
          </table:table-cell>
          <table:table-cell office:value-type="float" office:value="0.72448299999999999" table:style-name="ce1">
            <text:p>0.724483</text:p>
          </table:table-cell>
          <table:table-cell office:value-type="float" office:value="0.68375900000000001" table:style-name="ce1">
            <text:p>0.683759</text:p>
          </table:table-cell>
          <table:table-cell office:value-type="float" office:value="0.64539999999999997" table:style-name="ce1">
            <text:p>0.6454</text:p>
          </table:table-cell>
          <table:table-cell office:value-type="float" office:value="0.56305099999999997" table:style-name="ce1">
            <text:p>0.563051</text:p>
          </table:table-cell>
          <table:table-cell table:number-columns-repeated="2" table:style-name="ce2"/>
          <table:table-cell office:value-type="float" office:value="110" table:style-name="ce2">
            <text:p>110</text:p>
          </table:table-cell>
          <table:table-cell office:value-type="float" office:value="1.3269230769230766" table:formula="of:=[.O21]+([.O$18]-[.O$5])/13" table:style-name="ce2">
            <text:p>1.326923077</text:p>
          </table:table-cell>
          <table:table-cell office:value-type="float" office:value="1.4610576923076926" table:formula="of:=[.P21]+([.P$18]-[.P$5])/13" table:style-name="ce2">
            <text:p>1.461057692</text:p>
          </table:table-cell>
          <table:table-cell office:value-type="float" office:value="1.5951923076923076" table:formula="of:=[.Q21]+([.Q$18]-[.Q$5])/13" table:style-name="ce2">
            <text:p>1.595192308</text:p>
          </table:table-cell>
          <table:table-cell office:value-type="float" office:value="1.7293269230769235" table:formula="of:=[.R21]+([.R$18]-[.R$5])/13" table:style-name="ce2">
            <text:p>1.729326923</text:p>
          </table:table-cell>
          <table:table-cell office:value-type="float" office:value="1.8634615384615385" table:formula="of:=[.S21]+([.S$18]-[.S$5])/13" table:style-name="ce2">
            <text:p>1.863461538</text:p>
          </table:table-cell>
          <table:table-cell office:value-type="float" office:value="1.9975961538461544" table:formula="of:=[.T21]+([.T$18]-[.T$5])/13" table:style-name="ce2">
            <text:p>1.997596154</text:p>
          </table:table-cell>
          <table:table-cell office:value-type="float" office:value="2.1317307692307703" table:formula="of:=[.U21]+([.U$18]-[.U$5])/13" table:style-name="ce2">
            <text:p>2.131730769</text:p>
          </table:table-cell>
          <table:table-cell office:value-type="float" office:value="2.2658653846153851" table:formula="of:=[.V21]+([.V$18]-[.V$5])/13" table:style-name="ce2">
            <text:p>2.265865385</text:p>
          </table:table-cell>
          <table:table-cell office:value-type="float" office:value="2.4" table:formula="of:=[.W21]+([.W$18]-[.W$5])/13" table:style-name="ce2">
            <text:p>2.4</text:p>
          </table:table-cell>
          <table:table-cell office:value-type="float" office:value="2.5341346153846147" table:formula="of:=[.X21]+([.X$18]-[.X$5])/13" table:style-name="ce2">
            <text:p>2.534134615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alar</text:p>
          </table:table-cell>
          <table:table-cell table:number-columns-repeated="16383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Old<text:s/></text:p>
          </table:table-cell>
          <table:table-cell office:value-type="string" table:style-name="ce2">
            <text:p>A339</text:p>
          </table:table-cell>
          <table:table-cell table:number-columns-repeated="16382" table:style-name="ce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6" table:style-name="ce2">
            <text:p>0.6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9" table:style-name="ce2">
            <text:p>0.9</text:p>
          </table:table-cell>
          <table:table-cell table:number-columns-repeated="1636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0.105605" table:style-name="ce1">
            <text:p>0.105605</text:p>
          </table:table-cell>
          <table:table-cell office:value-type="float" office:value="8.8099999999999998E-2" table:style-name="ce1">
            <text:p>0.0881</text:p>
          </table:table-cell>
          <table:table-cell office:value-type="float" office:value="0.10009999999999999" table:style-name="ce1">
            <text:p>0.1001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office:value-type="float" office:value="0.141209" table:style-name="ce1">
            <text:p>0.141209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8.9976749999999994E-2" table:formula="of:=[.B4]*[.O4]" table:style-name="ce2">
            <text:p>0.08997675</text:p>
          </table:table-cell>
          <table:table-cell office:value-type="float" office:value="6.6039028846153841E-2" table:formula="of:=[.C4]*[.P4]" table:style-name="ce2">
            <text:p>0.066039029</text:p>
          </table:table-cell>
          <table:table-cell office:value-type="float" office:value="2.007238557692308E-2" table:formula="of:=[.D4]*[.Q4]" table:style-name="ce2">
            <text:p>0.020072386</text:p>
          </table:table-cell>
          <table:table-cell office:value-type="float" office:value="1.8301015384615385E-2" table:formula="of:=[.E4]*[.R4]" table:style-name="ce2">
            <text:p>0.018301015</text:p>
          </table:table-cell>
          <table:table-cell office:value-type="float" office:value="-2.9216607692307696E-2" table:formula="of:=[.F4]*[.S4]" table:style-name="ce2">
            <text:p>-0.029216608</text:p>
          </table:table-cell>
          <table:table-cell office:value-type="float" office:value="-6.9638624999999996E-2" table:formula="of:=[.G4]*[.T4]" table:style-name="ce2">
            <text:p>-0.069638625</text:p>
          </table:table-cell>
          <table:table-cell office:value-type="float" office:value="-0.11673344134615385" table:formula="of:=[.H4]*[.U4]" table:style-name="ce2">
            <text:p>-0.116733441</text:p>
          </table:table-cell>
          <table:table-cell office:value-type="float" office:value="-0.45750141490384616" table:formula="of:=[.I4]*[.V4]" table:style-name="ce2">
            <text:p>-0.457501415</text:p>
          </table:table-cell>
          <table:table-cell office:value-type="float" office:value="-0.7569575999999999" table:formula="of:=[.J4]*[.W4]" table:style-name="ce2">
            <text:p>-0.7569576</text:p>
          </table:table-cell>
          <table:table-cell office:value-type="float" office:value="-1.2596210754807693" table:formula="of:=[.K4]*[.X4]" table:style-name="ce2">
            <text:p>-1.259621075</text:p>
          </table:table-cell>
          <table:table-cell table:number-columns-repeated="1636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30302" table:style-name="ce4">
            <text:p>0.130302</text:p>
          </table:table-cell>
          <table:table-cell office:value-type="float" office:value="0.13605" table:style-name="ce1">
            <text:p>0.13605</text:p>
          </table:table-cell>
          <table:table-cell office:value-type="float" office:value="0.14179900000000001" table:style-name="ce1">
            <text:p>0.141799</text:p>
          </table:table-cell>
          <table:table-cell office:value-type="float" office:value="0.14754700000000001" table:style-name="ce1">
            <text:p>0.147547</text:p>
          </table:table-cell>
          <table:table-cell office:value-type="float" office:value="0.1042" table:style-name="ce1">
            <text:p>0.1042</text:p>
          </table:table-cell>
          <table:table-cell office:value-type="float" office:value="0.1111" table:style-name="ce1">
            <text:p>0.1111</text:p>
          </table:table-cell>
          <table:table-cell office:value-type="float" office:value="0.17138500000000001" table:style-name="ce1">
            <text:p>0.171385</text:p>
          </table:table-cell>
          <table:table-cell office:value-type="float" office:value="0.17138500000000001" table:style-name="ce1">
            <text:p>0.171385</text:p>
          </table:table-cell>
          <table:table-cell office:value-type="float" office:value="0.17138500000000001" table:style-name="ce4">
            <text:p>0.171385</text:p>
          </table:table-cell>
          <table:table-cell office:value-type="float" office:value="0.17138500000000001" table:style-name="ce1">
            <text:p>0.171385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0.14280999999999999" table:formula="of:=[.B5]*[.O5]" table:style-name="ce3">
            <text:p>0.14281</text:p>
          </table:table-cell>
          <table:table-cell office:value-type="float" office:value="8.4852625000000001E-2" table:formula="of:=[.C5]*[.P5]" table:style-name="ce2">
            <text:p>0.084852625</text:p>
          </table:table-cell>
          <table:table-cell office:value-type="float" office:value="5.1335100000000002E-2" table:formula="of:=[.D5]*[.Q5]" table:style-name="ce2">
            <text:p>0.0513351</text:p>
          </table:table-cell>
          <table:table-cell office:value-type="float" office:value="3.1116100000000001E-2" table:formula="of:=[.E5]*[.R5]" table:style-name="ce2">
            <text:p>0.0311161</text:p>
          </table:table-cell>
          <table:table-cell office:value-type="float" office:value="-1.6308100000000002E-2" table:formula="of:=[.F5]*[.S5]" table:style-name="ce2">
            <text:p>-0.0163081</text:p>
          </table:table-cell>
          <table:table-cell office:value-type="float" office:value="-4.9820625000000007E-2" table:formula="of:=[.G5]*[.T5]" table:style-name="ce2">
            <text:p>-0.049820625</text:p>
          </table:table-cell>
          <table:table-cell office:value-type="float" office:value="-5.0339800000000011E-2" table:formula="of:=[.H5]*[.U5]" table:style-name="ce2">
            <text:p>-0.0503398</text:p>
          </table:table-cell>
          <table:table-cell office:value-type="float" office:value="-0.33670479999999997" table:formula="of:=[.I5]*[.V5]" table:style-name="ce2">
            <text:p>-0.3367048</text:p>
          </table:table-cell>
          <table:table-cell office:value-type="float" office:value="-0.63888959999999995" table:formula="of:=[.J5]*[.W5]" table:style-name="ce3">
            <text:p>-0.6388896</text:p>
          </table:table-cell>
          <table:table-cell office:value-type="float" office:value="-1.1304970999999999" table:formula="of:=[.K5]*[.X5]" table:style-name="ce2">
            <text:p>-1.1304971</text:p>
          </table:table-cell>
          <table:table-cell table:number-columns-repeated="1636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3614999999999999" table:style-name="ce1">
            <text:p>0.13615</text:p>
          </table:table-cell>
          <table:table-cell office:value-type="float" office:value="0.14215700000000001" table:style-name="ce1">
            <text:p>0.142157</text:p>
          </table:table-cell>
          <table:table-cell office:value-type="float" office:value="0.14816299999999999" table:style-name="ce1">
            <text:p>0.148163</text:p>
          </table:table-cell>
          <table:table-cell office:value-type="float" office:value="0.15417" table:style-name="ce1">
            <text:p>0.15417</text:p>
          </table:table-cell>
          <table:table-cell office:value-type="float" office:value="0.16231200000000001" table:style-name="ce1">
            <text:p>0.162312</text:p>
          </table:table-cell>
          <table:table-cell office:value-type="float" office:value="0.17061499999999999" table:style-name="ce1">
            <text:p>0.170615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office:value-type="float" office:value="0.17907799999999999" table:style-name="ce1">
            <text:p>0.179078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0.19348771153846153" table:formula="of:=[.B6]*[.O6]" table:style-name="ce2">
            <text:p>0.193487712</text:p>
          </table:table-cell>
          <table:table-cell office:value-type="float" office:value="9.8113575961538482E-2" table:formula="of:=[.C6]*[.P6]" table:style-name="ce2">
            <text:p>0.098113576</text:p>
          </table:table-cell>
          <table:table-cell office:value-type="float" office:value="5.7373990384615381E-2" table:formula="of:=[.D6]*[.Q6]" table:style-name="ce2">
            <text:p>0.05737399</text:p>
          </table:table-cell>
          <table:table-cell office:value-type="float" office:value="4.1112190384615388E-2" table:formula="of:=[.E6]*[.R6]" table:style-name="ce2">
            <text:p>0.04111219</text:p>
          </table:table-cell>
          <table:table-cell office:value-type="float" office:value="2.9728501923076928E-2" table:formula="of:=[.F6]*[.S6]" table:style-name="ce2">
            <text:p>0.029728502</text:p>
          </table:table-cell>
          <table:table-cell office:value-type="float" office:value="7.5100240384615392E-3" table:formula="of:=[.G6]*[.T6]" table:style-name="ce2">
            <text:p>0.007510024</text:p>
          </table:table-cell>
          <table:table-cell office:value-type="float" office:value="-5.5317477884615399E-2" table:formula="of:=[.H6]*[.U6]" table:style-name="ce2">
            <text:p>-0.055317478</text:p>
          </table:table-cell>
          <table:table-cell office:value-type="float" office:value="-0.1154107028846154" table:formula="of:=[.I6]*[.V6]" table:style-name="ce2">
            <text:p>-0.115410703</text:p>
          </table:table-cell>
          <table:table-cell office:value-type="float" office:value="-0.1966704" table:formula="of:=[.J6]*[.W6]" table:style-name="ce2">
            <text:p>-0.1966704</text:p>
          </table:table-cell>
          <table:table-cell office:value-type="float" office:value="-0.95029386586538456" table:formula="of:=[.K6]*[.X6]" table:style-name="ce2">
            <text:p>-0.950293866</text:p>
          </table:table-cell>
          <table:table-cell table:number-columns-repeated="1636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5590799999999999" table:style-name="ce1">
            <text:p>0.155908</text:p>
          </table:table-cell>
          <table:table-cell office:value-type="float" office:value="0.16234499999999999" table:style-name="ce1">
            <text:p>0.162345</text:p>
          </table:table-cell>
          <table:table-cell office:value-type="float" office:value="0.16878199999999999" table:style-name="ce1">
            <text:p>0.168782</text:p>
          </table:table-cell>
          <table:table-cell office:value-type="float" office:value="0.17521900000000001" table:style-name="ce1">
            <text:p>0.175219</text:p>
          </table:table-cell>
          <table:table-cell office:value-type="float" office:value="0.183945" table:style-name="ce1">
            <text:p>0.183945</text:p>
          </table:table-cell>
          <table:table-cell office:value-type="float" office:value="0.18784300000000001" table:style-name="ce1">
            <text:p>0.187843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office:value-type="float" office:value="0.191912" table:style-name="ce1">
            <text:p>0.191912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0.27229188461538462" table:formula="of:=[.B7]*[.O7]" table:style-name="ce2">
            <text:p>0.272291885</text:p>
          </table:table-cell>
          <table:table-cell office:value-type="float" office:value="0.15234719134615385" table:formula="of:=[.C7]*[.P7]" table:style-name="ce2">
            <text:p>0.152347191</text:p>
          </table:table-cell>
          <table:table-cell office:value-type="float" office:value="0.10645519615384615" table:formula="of:=[.D7]*[.Q7]" table:style-name="ce2">
            <text:p>0.106455196</text:p>
          </table:table-cell>
          <table:table-cell office:value-type="float" office:value="7.11333951923077E-2" table:formula="of:=[.E7]*[.R7]" table:style-name="ce2">
            <text:p>0.071133395</text:p>
          </table:table-cell>
          <table:table-cell office:value-type="float" office:value="4.2497665384615392E-2" table:formula="of:=[.F7]*[.S7]" table:style-name="ce2">
            <text:p>0.042497665</text:p>
          </table:table-cell>
          <table:table-cell office:value-type="float" office:value="1.1453682692307694E-2" table:formula="of:=[.G7]*[.T7]" table:style-name="ce2">
            <text:p>0.011453683</text:p>
          </table:table-cell>
          <table:table-cell office:value-type="float" office:value="-5.791844423076925E-3" table:formula="of:=[.H7]*[.U7]" table:style-name="ce2">
            <text:p>-0.005791844</text:p>
          </table:table-cell>
          <table:table-cell office:value-type="float" office:value="-5.0839615384615393E-2" table:formula="of:=[.I7]*[.V7]" table:style-name="ce2">
            <text:p>-0.050839615</text:p>
          </table:table-cell>
          <table:table-cell office:value-type="float" office:value="-0.167328" table:formula="of:=[.J7]*[.W7]" table:style-name="ce2">
            <text:p>-0.167328</text:p>
          </table:table-cell>
          <table:table-cell office:value-type="float" office:value="-0.75468813749999974" table:formula="of:=[.K7]*[.X7]" table:style-name="ce2">
            <text:p>-0.754688138</text:p>
          </table:table-cell>
          <table:table-cell table:number-columns-repeated="1636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19048000000000001" table:style-name="ce1">
            <text:p>0.19048</text:p>
          </table:table-cell>
          <table:table-cell office:value-type="float" office:value="0.19756000000000001" table:style-name="ce1">
            <text:p>0.19756</text:p>
          </table:table-cell>
          <table:table-cell office:value-type="float" office:value="0.20463999999999999" table:style-name="ce1">
            <text:p>0.20464</text:p>
          </table:table-cell>
          <table:table-cell office:value-type="float" office:value="0.21171999999999999" table:style-name="ce1">
            <text:p>0.21172</text:p>
          </table:table-cell>
          <table:table-cell office:value-type="float" office:value="0.22131700000000001" table:style-name="ce1">
            <text:p>0.221317</text:p>
          </table:table-cell>
          <table:table-cell office:value-type="float" office:value="0.224103" table:style-name="ce1">
            <text:p>0.224103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office:value-type="float" office:value="0.22620699999999999" table:style-name="ce1">
            <text:p>0.226207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0.34928173076923075" table:formula="of:=[.B8]*[.O8]" table:style-name="ce2">
            <text:p>0.349281731</text:p>
          </table:table-cell>
          <table:table-cell office:value-type="float" office:value="0.19945557355769236" table:formula="of:=[.C8]*[.P8]" table:style-name="ce2">
            <text:p>0.199455574</text:p>
          </table:table-cell>
          <table:table-cell office:value-type="float" office:value="0.17288799230769231" table:formula="of:=[.D8]*[.Q8]" table:style-name="ce2">
            <text:p>0.172887992</text:p>
          </table:table-cell>
          <table:table-cell office:value-type="float" office:value="0.10861683317307695" table:formula="of:=[.E8]*[.R8]" table:style-name="ce2">
            <text:p>0.108616833</text:p>
          </table:table-cell>
          <table:table-cell office:value-type="float" office:value="0.10010883653846155" table:formula="of:=[.F8]*[.S8]" table:style-name="ce2">
            <text:p>0.100108837</text:p>
          </table:table-cell>
          <table:table-cell office:value-type="float" office:value="9.4112906250000017E-2" table:formula="of:=[.G8]*[.T8]" table:style-name="ce2">
            <text:p>0.094112906</text:p>
          </table:table-cell>
          <table:table-cell office:value-type="float" office:value="6.1499163461538491E-2" table:formula="of:=[.H8]*[.U8]" table:style-name="ce2">
            <text:p>0.061499163</text:p>
          </table:table-cell>
          <table:table-cell office:value-type="float" office:value="0.12117337115384617" table:formula="of:=[.I8]*[.V8]" table:style-name="ce2">
            <text:p>0.121173371</text:p>
          </table:table-cell>
          <table:table-cell office:value-type="float" office:value="0.13012319999999999" table:formula="of:=[.J8]*[.W8]" table:style-name="ce2">
            <text:p>0.1301232</text:p>
          </table:table-cell>
          <table:table-cell office:value-type="float" office:value="-0.56653116826923067" table:formula="of:=[.K8]*[.X8]" table:style-name="ce2">
            <text:p>-0.566531168</text:p>
          </table:table-cell>
          <table:table-cell table:number-columns-repeated="1636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26379999999999998" table:style-name="ce1">
            <text:p>0.2638</text:p>
          </table:table-cell>
          <table:table-cell office:value-type="float" office:value="0.27234999999999998" table:style-name="ce1">
            <text:p>0.27235</text:p>
          </table:table-cell>
          <table:table-cell office:value-type="float" office:value="0.28089999999999998" table:style-name="ce1">
            <text:p>0.2809</text:p>
          </table:table-cell>
          <table:table-cell office:value-type="float" office:value="0.28944999999999999" table:style-name="ce1">
            <text:p>0.28945</text:p>
          </table:table-cell>
          <table:table-cell office:value-type="float" office:value="0.29104000000000002" table:style-name="ce1">
            <text:p>0.29104</text:p>
          </table:table-cell>
          <table:table-cell office:value-type="float" office:value="0.31285800000000002" table:style-name="ce1">
            <text:p>0.312858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office:value-type="float" office:value="0.31902200000000003" table:style-name="ce1">
            <text:p>0.31902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0.42354630769230761" table:formula="of:=[.B9]*[.O9]" table:style-name="ce2">
            <text:p>0.423546308</text:p>
          </table:table-cell>
          <table:table-cell office:value-type="float" office:value="0.31069618461538467" table:formula="of:=[.C9]*[.P9]" table:style-name="ce2">
            <text:p>0.310696185</text:p>
          </table:table-cell>
          <table:table-cell office:value-type="float" office:value="0.22059523846153847" table:formula="of:=[.D9]*[.Q9]" table:style-name="ce2">
            <text:p>0.220595238</text:p>
          </table:table-cell>
          <table:table-cell office:value-type="float" office:value="0.17684373461538466" table:formula="of:=[.E9]*[.R9]" table:style-name="ce2">
            <text:p>0.176843735</text:p>
          </table:table-cell>
          <table:table-cell office:value-type="float" office:value="0.15892667692307694" table:formula="of:=[.F9]*[.S9]" table:style-name="ce2">
            <text:p>0.158926677</text:p>
          </table:table-cell>
          <table:table-cell office:value-type="float" office:value="0.14613351923076928" table:formula="of:=[.G9]*[.T9]" table:style-name="ce2">
            <text:p>0.146133519</text:p>
          </table:table-cell>
          <table:table-cell office:value-type="float" office:value="0.11606315384615391" table:formula="of:=[.H9]*[.U9]" table:style-name="ce2">
            <text:p>0.116063154</text:p>
          </table:table-cell>
          <table:table-cell office:value-type="float" office:value="4.1360496153846169E-2" table:formula="of:=[.I9]*[.V9]" table:style-name="ce2">
            <text:p>0.041360496</text:p>
          </table:table-cell>
          <table:table-cell office:value-type="float" office:value="-0.138048" table:formula="of:=[.J9]*[.W9]" table:style-name="ce2">
            <text:p>-0.138048</text:p>
          </table:table-cell>
          <table:table-cell office:value-type="float" office:value="-0.39794246153846147" table:formula="of:=[.K9]*[.X9]" table:style-name="ce2">
            <text:p>-0.397942462</text:p>
          </table:table-cell>
          <table:table-cell table:number-columns-repeated="1636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33110000000000001" table:style-name="ce1">
            <text:p>0.3311</text:p>
          </table:table-cell>
          <table:table-cell office:value-type="float" office:value="0.3392" table:style-name="ce1">
            <text:p>0.3392</text:p>
          </table:table-cell>
          <table:table-cell office:value-type="float" office:value="0.3473" table:style-name="ce1">
            <text:p>0.3473</text:p>
          </table:table-cell>
          <table:table-cell office:value-type="float" office:value="0.35539999999999999" table:style-name="ce1">
            <text:p>0.3554</text:p>
          </table:table-cell>
          <table:table-cell office:value-type="float" office:value="0.36728" table:style-name="ce1">
            <text:p>0.36728</text:p>
          </table:table-cell>
          <table:table-cell office:value-type="float" office:value="0.37937599999999999" table:style-name="ce1">
            <text:p>0.379376</text:p>
          </table:table-cell>
          <table:table-cell office:value-type="float" office:value="0.37044949999999999" table:style-name="ce1">
            <text:p>0.3704495</text:p>
          </table:table-cell>
          <table:table-cell office:value-type="float" office:value="0.37449500000000002" table:style-name="ce1">
            <text:p>0.374495</text:p>
          </table:table-cell>
          <table:table-cell office:value-type="float" office:value="0.37449500000000002" table:style-name="ce1">
            <text:p>0.374495</text:p>
          </table:table-cell>
          <table:table-cell office:value-type="float" office:value="0.37449500000000002" table:style-name="ce1">
            <text:p>0.374495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0.49583094230769215" table:formula="of:=[.B10]*[.O10]" table:style-name="ce2">
            <text:p>0.495830942</text:p>
          </table:table-cell>
          <table:table-cell office:value-type="float" office:value="0.3916739682692309" table:formula="of:=[.C10]*[.P10]" table:style-name="ce2">
            <text:p>0.391673968</text:p>
          </table:table-cell>
          <table:table-cell office:value-type="float" office:value="0.30056835288461536" table:formula="of:=[.D10]*[.Q10]" table:style-name="ce2">
            <text:p>0.300568353</text:p>
          </table:table-cell>
          <table:table-cell office:value-type="float" office:value="0.25072099903846162" table:formula="of:=[.E10]*[.R10]" table:style-name="ce2">
            <text:p>0.250720999</text:p>
          </table:table-cell>
          <table:table-cell office:value-type="float" office:value="0.22275569423076921" table:formula="of:=[.F10]*[.S10]" table:style-name="ce2">
            <text:p>0.222755694</text:p>
          </table:table-cell>
          <table:table-cell office:value-type="float" office:value="0.20049861778846159" table:formula="of:=[.G10]*[.T10]" table:style-name="ce2">
            <text:p>0.200498618</text:p>
          </table:table-cell>
          <table:table-cell office:value-type="float" office:value="0.16835177596153855" table:formula="of:=[.H10]*[.U10]" table:style-name="ce2">
            <text:p>0.168351776</text:p>
          </table:table-cell>
          <table:table-cell office:value-type="float" office:value="0.1060772149038462" table:formula="of:=[.I10]*[.V10]" table:style-name="ce2">
            <text:p>0.106077215</text:p>
          </table:table-cell>
          <table:table-cell office:value-type="float" office:value="-1.7757599999999998E-2" table:formula="of:=[.J10]*[.W10]" table:style-name="ce2">
            <text:p>-0.0177576</text:p>
          </table:table-cell>
          <table:table-cell office:value-type="float" office:value="-0.25238696826923068" table:formula="of:=[.K10]*[.X10]" table:style-name="ce2">
            <text:p>-0.252386968</text:p>
          </table:table-cell>
          <table:table-cell table:number-columns-repeated="1636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.433" table:style-name="ce1">
            <text:p>0.433</text:p>
          </table:table-cell>
          <table:table-cell office:value-type="float" office:value="0.44400000000000001" table:style-name="ce1">
            <text:p>0.444</text:p>
          </table:table-cell>
          <table:table-cell office:value-type="float" office:value="0.46013300000000001" table:style-name="ce1">
            <text:p>0.460133</text:p>
          </table:table-cell>
          <table:table-cell office:value-type="float" office:value="0.46655999999999997" table:style-name="ce1">
            <text:p>0.46656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office:value-type="float" office:value="0.47351199999999999" table:style-name="ce1">
            <text:p>0.473512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office:value-type="float" office:value="0.56825276923076906" table:formula="of:=[.B11]*[.O11]" table:style-name="ce2">
            <text:p>0.568252769</text:p>
          </table:table-cell>
          <table:table-cell office:value-type="float" office:value="0.47665840000000015" table:formula="of:=[.C11]*[.P11]" table:style-name="ce2">
            <text:p>0.4766584</text:p>
          </table:table-cell>
          <table:table-cell office:value-type="float" office:value="0.38780935961538454" table:formula="of:=[.D11]*[.Q11]" table:style-name="ce2">
            <text:p>0.38780936</text:p>
          </table:table-cell>
          <table:table-cell office:value-type="float" office:value="0.33396640961538471" table:formula="of:=[.E11]*[.R11]" table:style-name="ce2">
            <text:p>0.33396641</text:p>
          </table:table-cell>
          <table:table-cell office:value-type="float" office:value="0.29643480769230768" table:formula="of:=[.F11]*[.S11]" table:style-name="ce2">
            <text:p>0.296434808</text:p>
          </table:table-cell>
          <table:table-cell office:value-type="float" office:value="0.26323065865384626" table:formula="of:=[.G11]*[.T11]" table:style-name="ce2">
            <text:p>0.263230659</text:p>
          </table:table-cell>
          <table:table-cell office:value-type="float" office:value="0.22531158269230783" table:formula="of:=[.H11]*[.U11]" table:style-name="ce2">
            <text:p>0.225311583</text:p>
          </table:table-cell>
          <table:table-cell office:value-type="float" office:value="0.16943475000000008" table:formula="of:=[.I11]*[.V11]" table:style-name="ce2">
            <text:p>0.16943475</text:p>
          </table:table-cell>
          <table:table-cell office:value-type="float" office:value="6.8889599999999995E-2" table:formula="of:=[.J11]*[.W11]" table:style-name="ce2">
            <text:p>0.0688896</text:p>
          </table:table-cell>
          <table:table-cell office:value-type="float" office:value="-0.12666917980769227" table:formula="of:=[.K11]*[.X11]" table:style-name="ce2">
            <text:p>-0.12666918</text:p>
          </table:table-cell>
          <table:table-cell table:number-columns-repeated="1636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6416000000000002" table:style-name="ce1">
            <text:p>0.46416</text:p>
          </table:table-cell>
          <table:table-cell office:value-type="float" office:value="0.47631000000000001" table:style-name="ce1">
            <text:p>0.47631</text:p>
          </table:table-cell>
          <table:table-cell office:value-type="float" office:value="0.48764999999999997" table:style-name="ce1">
            <text:p>0.48765</text:p>
          </table:table-cell>
          <table:table-cell office:value-type="float" office:value="0.49898999999999999" table:style-name="ce1">
            <text:p>0.49899</text:p>
          </table:table-cell>
          <table:table-cell office:value-type="float" office:value="0.50755499999999998" table:style-name="ce1">
            <text:p>0.507555</text:p>
          </table:table-cell>
          <table:table-cell office:value-type="float" office:value="0.525613" table:style-name="ce1">
            <text:p>0.525613</text:p>
          </table:table-cell>
          <table:table-cell office:value-type="float" office:value="0.53188100000000005" table:style-name="ce1">
            <text:p>0.531881</text:p>
          </table:table-cell>
          <table:table-cell office:value-type="float" office:value="0.54188099999999995" table:style-name="ce1">
            <text:p>0.541881</text:p>
          </table:table-cell>
          <table:table-cell office:value-type="float" office:value="0.54188099999999995" table:style-name="ce1">
            <text:p>0.541881</text:p>
          </table:table-cell>
          <table:table-cell office:value-type="float" office:value="0.54188099999999995" table:style-name="ce1">
            <text:p>0.541881</text:p>
          </table:table-cell>
          <table:table-cell table:number-columns-repeated="2" table:style-name="ce2"/>
          <table:table-cell office:value-type="float" office:value="60" table:style-name="ce2">
            <text:p>60</text:p>
          </table:table-cell>
          <table:table-cell office:value-type="float" office:value="0.67465819230769197" table:formula="of:=[.B12]*[.O12]" table:style-name="ce2">
            <text:p>0.674658192</text:p>
          </table:table-cell>
          <table:table-cell office:value-type="float" office:value="0.56876874759615403" table:formula="of:=[.C12]*[.P12]" table:style-name="ce2">
            <text:p>0.568768748</text:p>
          </table:table-cell>
          <table:table-cell office:value-type="float" office:value="0.4855338086538461" table:formula="of:=[.D12]*[.Q12]" table:style-name="ce2">
            <text:p>0.485533809</text:p>
          </table:table-cell>
          <table:table-cell office:value-type="float" office:value="0.43040649951923099" table:formula="of:=[.E12]*[.R12]" table:style-name="ce2">
            <text:p>0.4304065</text:p>
          </table:table-cell>
          <table:table-cell office:value-type="float" office:value="0.38487189807692307" table:formula="of:=[.F12]*[.S12]" table:style-name="ce2">
            <text:p>0.384871898</text:p>
          </table:table-cell>
          <table:table-cell office:value-type="float" office:value="0.34061562259615397" table:formula="of:=[.G12]*[.T12]" table:style-name="ce2">
            <text:p>0.340615623</text:p>
          </table:table-cell>
          <table:table-cell office:value-type="float" office:value="0.29463698846153868" table:formula="of:=[.H12]*[.U12]" table:style-name="ce2">
            <text:p>0.294636988</text:p>
          </table:table-cell>
          <table:table-cell office:value-type="float" office:value="0.24020727115384621" table:formula="of:=[.I12]*[.V12]" table:style-name="ce2">
            <text:p>0.240207271</text:p>
          </table:table-cell>
          <table:table-cell office:value-type="float" office:value="0.1549344" table:formula="of:=[.J12]*[.W12]" table:style-name="ce2">
            <text:p>0.1549344</text:p>
          </table:table-cell>
          <table:table-cell office:value-type="float" office:value="-1.2882959615384609E-2" table:formula="of:=[.K12]*[.X12]" table:style-name="ce2">
            <text:p>-0.01288296</text:p>
          </table:table-cell>
          <table:table-cell table:number-columns-repeated="1636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52900800000000003" table:style-name="ce1">
            <text:p>0.529008</text:p>
          </table:table-cell>
          <table:table-cell office:value-type="float" office:value="0.54441600000000001" table:style-name="ce1">
            <text:p>0.544416</text:p>
          </table:table-cell>
          <table:table-cell office:value-type="float" office:value="0.55896800000000002" table:style-name="ce1">
            <text:p>0.558968</text:p>
          </table:table-cell>
          <table:table-cell office:value-type="float" office:value="0.574376" table:style-name="ce1">
            <text:p>0.574376</text:p>
          </table:table-cell>
          <table:table-cell office:value-type="float" office:value="0.59677999999999998" table:style-name="ce1">
            <text:p>0.59678</text:p>
          </table:table-cell>
          <table:table-cell office:value-type="float" office:value="0.61957300000000004" table:style-name="ce1">
            <text:p>0.619573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office:value-type="float" office:value="0.62878999999999996" table:style-name="ce1">
            <text:p>0.62879</text:p>
          </table:table-cell>
          <table:table-cell table:number-columns-repeated="2" table:style-name="ce2"/>
          <table:table-cell office:value-type="float" office:value="65" table:style-name="ce2">
            <text:p>65</text:p>
          </table:table-cell>
          <table:table-cell office:value-type="float" office:value="0.76157884615384586" table:formula="of:=[.B13]*[.O13]" table:style-name="ce2">
            <text:p>0.761578846</text:p>
          </table:table-cell>
          <table:table-cell office:value-type="float" office:value="0.67131408461538478" table:formula="of:=[.C13]*[.P13]" table:style-name="ce2">
            <text:p>0.671314085</text:p>
          </table:table-cell>
          <table:table-cell office:value-type="float" office:value="0.59663281153846137" table:formula="of:=[.D13]*[.Q13]" table:style-name="ce2">
            <text:p>0.596632812</text:p>
          </table:table-cell>
          <table:table-cell office:value-type="float" office:value="0.54317570192307718" table:formula="of:=[.E13]*[.R13]" table:style-name="ce2">
            <text:p>0.543175702</text:p>
          </table:table-cell>
          <table:table-cell office:value-type="float" office:value="0.49207975384615382" table:formula="of:=[.F13]*[.S13]" table:style-name="ce2">
            <text:p>0.492079754</text:p>
          </table:table-cell>
          <table:table-cell office:value-type="float" office:value="0.43808143269230793" table:formula="of:=[.G13]*[.T13]" table:style-name="ce2">
            <text:p>0.438081433</text:p>
          </table:table-cell>
          <table:table-cell office:value-type="float" office:value="0.38349792692307733" table:formula="of:=[.H13]*[.U13]" table:style-name="ce2">
            <text:p>0.383497927</text:p>
          </table:table-cell>
          <table:table-cell office:value-type="float" office:value="0.32732105769230785" table:formula="of:=[.I13]*[.V13]" table:style-name="ce2">
            <text:p>0.327321058</text:p>
          </table:table-cell>
          <table:table-cell office:value-type="float" office:value="0.2506584" table:formula="of:=[.J13]*[.W13]" table:style-name="ce2">
            <text:p>0.2506584</text:p>
          </table:table-cell>
          <table:table-cell office:value-type="float" office:value="9.9705669230769178E-2" table:formula="of:=[.K13]*[.X13]" table:style-name="ce2">
            <text:p>0.099705669</text:p>
          </table:table-cell>
          <table:table-cell table:number-columns-repeated="1636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62502800000000003" table:style-name="ce1">
            <text:p>0.625028</text:p>
          </table:table-cell>
          <table:table-cell office:value-type="float" office:value="0.64440699999999995" table:style-name="ce1">
            <text:p>0.644407</text:p>
          </table:table-cell>
          <table:table-cell office:value-type="float" office:value="0.663358" table:style-name="ce1">
            <text:p>0.663358</text:p>
          </table:table-cell>
          <table:table-cell office:value-type="float" office:value="0.68273700000000004" table:style-name="ce1">
            <text:p>0.682737</text:p>
          </table:table-cell>
          <table:table-cell office:value-type="float" office:value="0.71104400000000001" table:style-name="ce1">
            <text:p>0.711044</text:p>
          </table:table-cell>
          <table:table-cell office:value-type="float" office:value="0.73985599999999996" table:style-name="ce1">
            <text:p>0.739856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office:value-type="float" office:value="0.75185800000000003" table:style-name="ce1">
            <text:p>0.751858</text:p>
          </table:table-cell>
          <table:table-cell table:number-columns-repeated="2" table:style-name="ce2"/>
          <table:table-cell office:value-type="float" office:value="70" table:style-name="ce2">
            <text:p>70</text:p>
          </table:table-cell>
          <table:table-cell office:value-type="float" office:value="0.86057040384615335" table:formula="of:=[.B14]*[.O14]" table:style-name="ce2">
            <text:p>0.860570404</text:p>
          </table:table-cell>
          <table:table-cell office:value-type="float" office:value="0.78725146826923109" table:formula="of:=[.C14]*[.P14]" table:style-name="ce2">
            <text:p>0.787251468</text:p>
          </table:table-cell>
          <table:table-cell office:value-type="float" office:value="0.72299112403846133" table:formula="of:=[.D14]*[.Q14]" table:style-name="ce2">
            <text:p>0.722991124</text:p>
          </table:table-cell>
          <table:table-cell office:value-type="float" office:value="0.67388477451923112" table:formula="of:=[.E14]*[.R14]" table:style-name="ce2">
            <text:p>0.673884775</text:p>
          </table:table-cell>
          <table:table-cell office:value-type="float" office:value="0.62022005192307683" table:formula="of:=[.F14]*[.S14]" table:style-name="ce2">
            <text:p>0.620220052</text:p>
          </table:table-cell>
          <table:table-cell office:value-type="float" office:value="0.55909968750000028" table:formula="of:=[.G14]*[.T14]" table:style-name="ce2">
            <text:p>0.559099688</text:p>
          </table:table-cell>
          <table:table-cell office:value-type="float" office:value="0.49727494519230819" table:formula="of:=[.H14]*[.U14]" table:style-name="ce2">
            <text:p>0.497274945</text:p>
          </table:table-cell>
          <table:table-cell office:value-type="float" office:value="0.43841277211538482" table:formula="of:=[.I14]*[.V14]" table:style-name="ce2">
            <text:p>0.438412772</text:p>
          </table:table-cell>
          <table:table-cell office:value-type="float" office:value="0.36596400000000001" table:formula="of:=[.J14]*[.W14]" table:style-name="ce2">
            <text:p>0.365964</text:p>
          </table:table-cell>
          <table:table-cell office:value-type="float" office:value="0.22282964374999989" table:formula="of:=[.K14]*[.X14]" table:style-name="ce2">
            <text:p>0.222829644</text:p>
          </table:table-cell>
          <table:table-cell table:number-columns-repeated="1636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72104800000000002" table:style-name="ce1">
            <text:p>0.721048</text:p>
          </table:table-cell>
          <table:table-cell office:value-type="float" office:value="0.744398" table:style-name="ce1">
            <text:p>0.744398</text:p>
          </table:table-cell>
          <table:table-cell office:value-type="float" office:value="0.76774799999999999" table:style-name="ce1">
            <text:p>0.767748</text:p>
          </table:table-cell>
          <table:table-cell office:value-type="float" office:value="0.79109799999999997" table:style-name="ce1">
            <text:p>0.791098</text:p>
          </table:table-cell>
          <table:table-cell office:value-type="float" office:value="0.82530700000000001" table:style-name="ce1">
            <text:p>0.825307</text:p>
          </table:table-cell>
          <table:table-cell office:value-type="float" office:value="0.86013899999999999" table:style-name="ce1">
            <text:p>0.860139</text:p>
          </table:table-cell>
          <table:table-cell office:value-type="float" office:value="0.87492599999999998" table:style-name="ce1">
            <text:p>0.874926</text:p>
          </table:table-cell>
          <table:table-cell office:value-type="float" office:value="0.87492599999999998" table:style-name="ce5">
            <text:p>0.874926</text:p>
          </table:table-cell>
          <table:table-cell office:value-type="float" office:value="0.87492599999999998" table:style-name="ce1">
            <text:p>0.874926</text:p>
          </table:table-cell>
          <table:table-cell office:value-type="float" office:value="0.87492599999999998" table:style-name="ce1">
            <text:p>0.874926</text:p>
          </table:table-cell>
          <table:table-cell table:number-columns-repeated="2" table:style-name="ce2"/>
          <table:table-cell office:value-type="float" office:value="75" table:style-name="ce2">
            <text:p>75</text:p>
          </table:table-cell>
          <table:table-cell office:value-type="float" office:value="0.97613396153846099" table:formula="of:=[.B15]*[.O15]" table:style-name="ce2">
            <text:p>0.976133962</text:p>
          </table:table-cell>
          <table:table-cell office:value-type="float" office:value="0.91863496153846202" table:formula="of:=[.C15]*[.P15]" table:style-name="ce2">
            <text:p>0.918634962</text:p>
          </table:table-cell>
          <table:table-cell office:value-type="float" office:value="0.86479502307692291" table:formula="of:=[.D15]*[.Q15]" table:style-name="ce2">
            <text:p>0.864795023</text:p>
          </table:table-cell>
          <table:table-cell office:value-type="float" office:value="0.82179659038461583" table:formula="of:=[.E15]*[.R15]" table:style-name="ce2">
            <text:p>0.82179659</text:p>
          </table:table-cell>
          <table:table-cell office:value-type="float" office:value="0.76864428076923075" table:formula="of:=[.F15]*[.S15]" table:style-name="ce2">
            <text:p>0.768644281</text:p>
          </table:table-cell>
          <table:table-cell office:value-type="float" office:value="0.70408471153846186" table:formula="of:=[.G15]*[.T15]" table:style-name="ce2">
            <text:p>0.704084712</text:p>
          </table:table-cell>
          <table:table-cell office:value-type="float" office:value="0.63832102115384681" table:formula="of:=[.H15]*[.U15]" table:style-name="ce2">
            <text:p>0.638321021</text:p>
          </table:table-cell>
          <table:table-cell office:value-type="float" office:value="0.57844594519230796" table:formula="of:=[.I15]*[.V15]" table:style-name="ce6">
            <text:p>0.578445945</text:p>
          </table:table-cell>
          <table:table-cell office:value-type="float" office:value="0.50881199999999993" table:formula="of:=[.J15]*[.W15]" table:style-name="ce2">
            <text:p>0.508812</text:p>
          </table:table-cell>
          <table:table-cell office:value-type="float" office:value="0.36744560192307674" table:formula="of:=[.K15]*[.X15]" table:style-name="ce2">
            <text:p>0.367445602</text:p>
          </table:table-cell>
          <table:table-cell table:number-columns-repeated="1636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80531799999999998" table:style-name="ce1">
            <text:p>0.805318</text:p>
          </table:table-cell>
          <table:table-cell office:value-type="float" office:value="0.834148" table:style-name="ce1">
            <text:p>0.834148</text:p>
          </table:table-cell>
          <table:table-cell office:value-type="float" office:value="0.86297800000000002" table:style-name="ce1">
            <text:p>0.862978</text:p>
          </table:table-cell>
          <table:table-cell office:value-type="float" office:value="0.89180800000000005" table:style-name="ce1">
            <text:p>0.891808</text:p>
          </table:table-cell>
          <table:table-cell office:value-type="float" office:value="0.93291299999999999" table:style-name="ce1">
            <text:p>0.932913</text:p>
          </table:table-cell>
          <table:table-cell office:value-type="float" office:value="0.97478699999999996" table:style-name="ce1">
            <text:p>0.974787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office:value-type="float" office:value="0.99395100000000003" table:style-name="ce1">
            <text:p>0.993951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office:value-type="float" office:value="1.1029167692307686" table:formula="of:=[.B16]*[.O16]" table:style-name="ce2">
            <text:p>1.102916769</text:p>
          </table:table-cell>
          <table:table-cell office:value-type="float" office:value="1.0660365649038466" table:formula="of:=[.C16]*[.P16]" table:style-name="ce2">
            <text:p>1.066036565</text:p>
          </table:table-cell>
          <table:table-cell office:value-type="float" office:value="1.0198228442307689" table:formula="of:=[.D16]*[.Q16]" table:style-name="ce2">
            <text:p>1.019822844</text:p>
          </table:table-cell>
          <table:table-cell office:value-type="float" office:value="0.98300153942307744" table:formula="of:=[.E16]*[.R16]" table:style-name="ce2">
            <text:p>0.983001539</text:p>
          </table:table-cell>
          <table:table-cell office:value-type="float" office:value="0.93293983846153838" table:formula="of:=[.F16]*[.S16]" table:style-name="ce2">
            <text:p>0.932939838</text:p>
          </table:table-cell>
          <table:table-cell office:value-type="float" office:value="0.86932761057692354" table:formula="of:=[.G16]*[.T16]" table:style-name="ce2">
            <text:p>0.869327611</text:p>
          </table:table-cell>
          <table:table-cell office:value-type="float" office:value="0.80475081057692399" table:formula="of:=[.H16]*[.U16]" table:style-name="ce2">
            <text:p>0.804750811</text:p>
          </table:table-cell>
          <table:table-cell office:value-type="float" office:value="0.74834340000000044" table:formula="of:=[.I16]*[.V16]" table:style-name="ce2">
            <text:p>0.7483434</text:p>
          </table:table-cell>
          <table:table-cell office:value-type="float" office:value="0.68368079999999998" table:formula="of:=[.J16]*[.W16]" table:style-name="ce2">
            <text:p>0.6836808</text:p>
          </table:table-cell>
          <table:table-cell office:value-type="float" office:value="0.54202470144230741" table:formula="of:=[.K16]*[.X16]" table:style-name="ce2">
            <text:p>0.542024701</text:p>
          </table:table-cell>
          <table:table-cell table:number-columns-repeated="1636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88056999999999996" table:style-name="ce1">
            <text:p>0.88057</text:p>
          </table:table-cell>
          <table:table-cell office:value-type="float" office:value="0.91209399999999996" table:style-name="ce1">
            <text:p>0.912094</text:p>
          </table:table-cell>
          <table:table-cell office:value-type="float" office:value="0.94361799999999996" table:style-name="ce1">
            <text:p>0.943618</text:p>
          </table:table-cell>
          <table:table-cell office:value-type="float" office:value="0.97514199999999995" table:style-name="ce1">
            <text:p>0.975142</text:p>
          </table:table-cell>
          <table:table-cell office:value-type="float" office:value="1.020089" table:style-name="ce1">
            <text:p>1.020089</text:p>
          </table:table-cell>
          <table:table-cell office:value-type="float" office:value="1.0658749999999999" table:style-name="ce1">
            <text:p>1.065875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office:value-type="float" office:value="1.08683" table:style-name="ce1">
            <text:p>1.08683</text:p>
          </table:table-cell>
          <table:table-cell table:number-columns-repeated="2" table:style-name="ce2"/>
          <table:table-cell office:value-type="float" office:value="85" table:style-name="ce2">
            <text:p>85</text:p>
          </table:table-cell>
          <table:table-cell office:value-type="float" office:value="1.2617415384615378" table:formula="of:=[.B17]*[.O17]" table:style-name="ce2">
            <text:p>1.261741538</text:p>
          </table:table-cell>
          <table:table-cell office:value-type="float" office:value="1.2279716692307698" table:formula="of:=[.C17]*[.P17]" table:style-name="ce2">
            <text:p>1.227971669</text:p>
          </table:table-cell>
          <table:table-cell office:value-type="float" office:value="1.1827423384615381" table:formula="of:=[.D17]*[.Q17]" table:style-name="ce2">
            <text:p>1.182742338</text:p>
          </table:table-cell>
          <table:table-cell office:value-type="float" office:value="1.1495858769230776" table:formula="of:=[.E17]*[.R17]" table:style-name="ce2">
            <text:p>1.149585877</text:p>
          </table:table-cell>
          <table:table-cell office:value-type="float" office:value="1.1039862153846152" table:formula="of:=[.F17]*[.S17]" table:style-name="ce2">
            <text:p>1.103986215</text:p>
          </table:table-cell>
          <table:table-cell office:value-type="float" office:value="1.0459119230769236" table:formula="of:=[.G17]*[.T17]" table:style-name="ce2">
            <text:p>1.045911923</text:p>
          </table:table-cell>
          <table:table-cell office:value-type="float" office:value="0.9892474923076936" table:formula="of:=[.H17]*[.U17]" table:style-name="ce2">
            <text:p>0.989247492</text:p>
          </table:table-cell>
          <table:table-cell office:value-type="float" office:value="0.94366284615384677" table:formula="of:=[.I17]*[.V17]" table:style-name="ce2">
            <text:p>0.943662846</text:p>
          </table:table-cell>
          <table:table-cell office:value-type="float" office:value="0.89008799999999988" table:formula="of:=[.J17]*[.W17]" table:style-name="ce2">
            <text:p>0.890088</text:p>
          </table:table-cell>
          <table:table-cell office:value-type="float" office:value="0.75087859230769183" table:formula="of:=[.K17]*[.X17]" table:style-name="ce2">
            <text:p>0.750878592</text:p>
          </table:table-cell>
          <table:table-cell table:number-columns-repeated="1636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90739400000000003" table:style-name="ce4">
            <text:p>0.907394</text:p>
          </table:table-cell>
          <table:table-cell office:value-type="float" office:value="0.93021399999999999" table:style-name="ce1">
            <text:p>0.930214</text:p>
          </table:table-cell>
          <table:table-cell office:value-type="float" office:value="0.96307900000000002" table:style-name="ce1">
            <text:p>0.963079</text:p>
          </table:table-cell>
          <table:table-cell office:value-type="float" office:value="0.99592099999999995" table:style-name="ce1">
            <text:p>0.995921</text:p>
          </table:table-cell>
          <table:table-cell office:value-type="float" office:value="1.0427470000000001" table:style-name="ce1">
            <text:p>1.042747</text:p>
          </table:table-cell>
          <table:table-cell office:value-type="float" office:value="1.144792" table:style-name="ce1">
            <text:p>1.144792</text:p>
          </table:table-cell>
          <table:table-cell office:value-type="float" office:value="1.194871" table:style-name="ce1">
            <text:p>1.194871</text:p>
          </table:table-cell>
          <table:table-cell office:value-type="float" office:value="1.230084" table:style-name="ce1">
            <text:p>1.230084</text:p>
          </table:table-cell>
          <table:table-cell office:value-type="float" office:value="1.265296" table:style-name="ce4">
            <text:p>1.265296</text:p>
          </table:table-cell>
          <table:table-cell office:value-type="float" office:value="1.300508" table:style-name="ce1">
            <text:p>1.300508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office:value-type="float" office:value="1.4463112499999999" table:formula="of:=[.B18]*[.O18]" table:style-name="ce3">
            <text:p>1.44631125</text:p>
          </table:table-cell>
          <table:table-cell office:value-type="float" office:value="1.4002936562499999" table:formula="of:=[.C18]*[.P18]" table:style-name="ce2">
            <text:p>1.400293656</text:p>
          </table:table-cell>
          <table:table-cell office:value-type="float" office:value="1.34439" table:formula="of:=[.D18]*[.Q18]" table:style-name="ce2">
            <text:p>1.34439</text:p>
          </table:table-cell>
          <table:table-cell office:value-type="float" office:value="1.3087959625000001" table:formula="of:=[.E18]*[.R18]" table:style-name="ce2">
            <text:p>1.308795963</text:p>
          </table:table-cell>
          <table:table-cell office:value-type="float" office:value="1.2670080750000001" table:formula="of:=[.F18]*[.S18]" table:style-name="ce2">
            <text:p>1.267008075</text:p>
          </table:table-cell>
          <table:table-cell office:value-type="float" office:value="1.2186779062500002" table:formula="of:=[.G18]*[.T18]" table:style-name="ce2">
            <text:p>1.218677906</text:p>
          </table:table-cell>
          <table:table-cell office:value-type="float" office:value="1.1778898625000001" table:formula="of:=[.H18]*[.U18]" table:style-name="ce2">
            <text:p>1.177889863</text:p>
          </table:table-cell>
          <table:table-cell office:value-type="float" office:value="1.1532889562499999" table:formula="of:=[.I18]*[.V18]" table:style-name="ce2">
            <text:p>1.153288956</text:p>
          </table:table-cell>
          <table:table-cell office:value-type="float" office:value="1.1211575999999999" table:formula="of:=[.J18]*[.W18]" table:style-name="ce3">
            <text:p>1.1211576</text:p>
          </table:table-cell>
          <table:table-cell office:value-type="float" office:value="0.99257888124999993" table:formula="of:=[.K18]*[.X18]" table:style-name="ce2">
            <text:p>0.992578881</text:p>
          </table:table-cell>
          <table:table-cell table:number-columns-repeated="1636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93283400000000005" table:style-name="ce1">
            <text:p>0.932834</text:p>
          </table:table-cell>
          <table:table-cell office:value-type="float" office:value="0.97541199999999995" table:style-name="ce1">
            <text:p>0.975412</text:p>
          </table:table-cell>
          <table:table-cell office:value-type="float" office:value="1.017989" table:style-name="ce1">
            <text:p>1.017989</text:p>
          </table:table-cell>
          <table:table-cell office:value-type="float" office:value="1.060567" table:style-name="ce1">
            <text:p>1.060567</text:p>
          </table:table-cell>
          <table:table-cell office:value-type="float" office:value="1.117853" table:style-name="ce1">
            <text:p>1.117853</text:p>
          </table:table-cell>
          <table:table-cell office:value-type="float" office:value="1.238183" table:style-name="ce1">
            <text:p>1.238183</text:p>
          </table:table-cell>
          <table:table-cell office:value-type="float" office:value="1.3008740000000001" table:style-name="ce1">
            <text:p>1.300874</text:p>
          </table:table-cell>
          <table:table-cell office:value-type="float" office:value="1.347486" table:style-name="ce1">
            <text:p>1.347486</text:p>
          </table:table-cell>
          <table:table-cell office:value-type="float" office:value="1.3940969999999999" table:style-name="ce1">
            <text:p>1.394097</text:p>
          </table:table-cell>
          <table:table-cell office:value-type="float" office:value="1.4407080000000001" table:style-name="ce1">
            <text:p>1.440708</text:p>
          </table:table-cell>
          <table:table-cell table:number-columns-repeated="2" table:style-name="ce2"/>
          <table:table-cell office:value-type="float" office:value="95" table:style-name="ce2">
            <text:p>95</text:p>
          </table:table-cell>
          <table:table-cell office:value-type="float" office:value="1.6263072692307692" table:formula="of:=[.B19]*[.O19]" table:style-name="ce2">
            <text:p>1.626307269</text:p>
          </table:table-cell>
          <table:table-cell office:value-type="float" office:value="1.5756045490384616" table:formula="of:=[.C19]*[.P19]" table:style-name="ce2">
            <text:p>1.575604549</text:p>
          </table:table-cell>
          <table:table-cell office:value-type="float" office:value="1.4910473423076924" table:formula="of:=[.D19]*[.Q19]" table:style-name="ce2">
            <text:p>1.491047342</text:p>
          </table:table-cell>
          <table:table-cell office:value-type="float" office:value="1.4422132817307693" table:formula="of:=[.E19]*[.R19]" table:style-name="ce2">
            <text:p>1.442213282</text:p>
          </table:table-cell>
          <table:table-cell office:value-type="float" office:value="1.4006462884615385" table:formula="of:=[.F19]*[.S19]" table:style-name="ce2">
            <text:p>1.400646288</text:p>
          </table:table-cell>
          <table:table-cell office:value-type="float" office:value="1.3651720673076926" table:formula="of:=[.G19]*[.T19]" table:style-name="ce2">
            <text:p>1.365172067</text:p>
          </table:table-cell>
          <table:table-cell office:value-type="float" office:value="1.3490129538461542" table:formula="of:=[.H19]*[.U19]" table:style-name="ce2">
            <text:p>1.349012954</text:p>
          </table:table-cell>
          <table:table-cell office:value-type="float" office:value="1.3581782480769233" table:formula="of:=[.I19]*[.V19]" table:style-name="ce2">
            <text:p>1.358178248</text:p>
          </table:table-cell>
          <table:table-cell office:value-type="float" office:value="1.3622112" table:formula="of:=[.J19]*[.W19]" table:style-name="ce2">
            <text:p>1.3622112</text:p>
          </table:table-cell>
          <table:table-cell office:value-type="float" office:value="1.2583907509615384" table:formula="of:=[.K19]*[.X19]" table:style-name="ce2">
            <text:p>1.258390751</text:p>
          </table:table-cell>
          <table:table-cell table:number-columns-repeated="1636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0051859999999999" table:style-name="ce1">
            <text:p>1.005186</text:p>
          </table:table-cell>
          <table:table-cell office:value-type="float" office:value="1.0510660000000001" table:style-name="ce1">
            <text:p>1.051066</text:p>
          </table:table-cell>
          <table:table-cell office:value-type="float" office:value="1.096946" table:style-name="ce1">
            <text:p>1.096946</text:p>
          </table:table-cell>
          <table:table-cell office:value-type="float" office:value="1.1428259999999999" table:style-name="ce1">
            <text:p>1.142826</text:p>
          </table:table-cell>
          <table:table-cell office:value-type="float" office:value="1.204555" table:style-name="ce1">
            <text:p>1.204555</text:p>
          </table:table-cell>
          <table:table-cell office:value-type="float" office:value="1.2675069999999999" table:style-name="ce1">
            <text:p>1.267507</text:p>
          </table:table-cell>
          <table:table-cell office:value-type="float" office:value="1.3316840000000001" table:style-name="ce1">
            <text:p>1.331684</text:p>
          </table:table-cell>
          <table:table-cell office:value-type="float" office:value="1.379399" table:style-name="ce1">
            <text:p>1.379399</text:p>
          </table:table-cell>
          <table:table-cell office:value-type="float" office:value="1.427114" table:style-name="ce1">
            <text:p>1.427114</text:p>
          </table:table-cell>
          <table:table-cell office:value-type="float" office:value="1.4748289999999999" table:style-name="ce1">
            <text:p>1.474829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.7496470192307689" table:formula="of:=[.B20]*[.O20]" table:style-name="ce2">
            <text:p>1.749647019</text:p>
          </table:table-cell>
          <table:table-cell office:value-type="float" office:value="1.7426374211538465" table:formula="of:=[.C20]*[.P20]" table:style-name="ce2">
            <text:p>1.742637421</text:p>
          </table:table-cell>
          <table:table-cell office:value-type="float" office:value="1.6037254384615387" table:formula="of:=[.D20]*[.Q20]" table:style-name="ce2">
            <text:p>1.603725438</text:p>
          </table:table-cell>
          <table:table-cell office:value-type="float" office:value="1.5249269221153847" table:formula="of:=[.E20]*[.R20]" table:style-name="ce2">
            <text:p>1.524926922</text:p>
          </table:table-cell>
          <table:table-cell office:value-type="float" office:value="1.4760337846153846" table:formula="of:=[.F20]*[.S20]" table:style-name="ce2">
            <text:p>1.476033785</text:p>
          </table:table-cell>
          <table:table-cell office:value-type="float" office:value="1.4546336538461542" table:formula="of:=[.G20]*[.T20]" table:style-name="ce2">
            <text:p>1.454633654</text:p>
          </table:table-cell>
          <table:table-cell office:value-type="float" office:value="1.4720774884615389" table:formula="of:=[.H20]*[.U20]" table:style-name="ce2">
            <text:p>1.472077488</text:p>
          </table:table-cell>
          <table:table-cell office:value-type="float" office:value="1.4802941216346157" table:formula="of:=[.I20]*[.V20]" table:style-name="ce2">
            <text:p>1.480294122</text:p>
          </table:table-cell>
          <table:table-cell office:value-type="float" office:value="1.4831112" table:formula="of:=[.J20]*[.W20]" table:style-name="ce2">
            <text:p>1.4831112</text:p>
          </table:table-cell>
          <table:table-cell office:value-type="float" office:value="1.3687818822115383" table:formula="of:=[.K20]*[.X20]" table:style-name="ce2">
            <text:p>1.368781882</text:p>
          </table:table-cell>
          <table:table-cell table:number-columns-repeated="1636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0186219999999999" table:style-name="ce1">
            <text:p>1.018622</text:p>
          </table:table-cell>
          <table:table-cell office:value-type="float" office:value="1.065115" table:style-name="ce1">
            <text:p>1.065115</text:p>
          </table:table-cell>
          <table:table-cell office:value-type="float" office:value="1.1116079999999999" table:style-name="ce1">
            <text:p>1.111608</text:p>
          </table:table-cell>
          <table:table-cell office:value-type="float" office:value="1.158102" table:style-name="ce1">
            <text:p>1.158102</text:p>
          </table:table-cell>
          <table:table-cell office:value-type="float" office:value="1.220656" table:style-name="ce1">
            <text:p>1.220656</text:p>
          </table:table-cell>
          <table:table-cell office:value-type="float" office:value="1.2844500000000001" table:style-name="ce1">
            <text:p>1.28445</text:p>
          </table:table-cell>
          <table:table-cell office:value-type="float" office:value="1.3494839999999999" table:style-name="ce1">
            <text:p>1.349484</text:p>
          </table:table-cell>
          <table:table-cell office:value-type="float" office:value="1.397837" table:style-name="ce1">
            <text:p>1.397837</text:p>
          </table:table-cell>
          <table:table-cell office:value-type="float" office:value="1.4461900000000001" table:style-name="ce1">
            <text:p>1.44619</text:p>
          </table:table-cell>
          <table:table-cell office:value-type="float" office:value="1.494543" table:style-name="ce1">
            <text:p>1.494543</text:p>
          </table:table-cell>
          <table:table-cell table:number-columns-repeated="2" table:style-name="ce2"/>
          <table:table-cell office:value-type="float" office:value="105" table:style-name="ce2">
            <text:p>105</text:p>
          </table:table-cell>
          <table:table-cell office:value-type="float" office:value="1.8030801538461536" table:formula="of:=[.B21]*[.O21]" table:style-name="ce2">
            <text:p>1.803080154</text:p>
          </table:table-cell>
          <table:table-cell office:value-type="float" office:value="1.7903060115384617" table:formula="of:=[.C21]*[.P21]" table:style-name="ce2">
            <text:p>1.790306012</text:p>
          </table:table-cell>
          <table:table-cell office:value-type="float" office:value="1.6574333769230767" table:formula="of:=[.D21]*[.Q21]" table:style-name="ce2">
            <text:p>1.657433377</text:p>
          </table:table-cell>
          <table:table-cell office:value-type="float" office:value="1.5726245192307695" table:formula="of:=[.E21]*[.R21]" table:style-name="ce2">
            <text:p>1.572624519</text:p>
          </table:table-cell>
          <table:table-cell office:value-type="float" office:value="1.5194289923076925" table:formula="of:=[.F21]*[.S21]" table:style-name="ce2">
            <text:p>1.519428992</text:p>
          </table:table-cell>
          <table:table-cell office:value-type="float" office:value="1.4950515288461543" table:formula="of:=[.G21]*[.T21]" table:style-name="ce2">
            <text:p>1.495051529</text:p>
          </table:table-cell>
          <table:table-cell office:value-type="float" office:value="1.5109129807692314" table:formula="of:=[.H21]*[.U21]" table:style-name="ce2">
            <text:p>1.510912981</text:p>
          </table:table-cell>
          <table:table-cell office:value-type="float" office:value="1.5175242076923081" table:formula="of:=[.I21]*[.V21]" table:style-name="ce2">
            <text:p>1.517524208</text:p>
          </table:table-cell>
          <table:table-cell office:value-type="float" office:value="1.5187967999999998" table:formula="of:=[.J21]*[.W21]" table:style-name="ce2">
            <text:p>1.5187968</text:p>
          </table:table-cell>
          <table:table-cell office:value-type="float" office:value="1.4003873730769227" table:formula="of:=[.K21]*[.X21]" table:style-name="ce2">
            <text:p>1.400387373</text:p>
          </table:table-cell>
          <table:table-cell table:number-columns-repeated="1636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.0218400000000001" table:style-name="ce1">
            <text:p>1.02184</text:p>
          </table:table-cell>
          <table:table-cell office:value-type="float" office:value="1.0684800000000001" table:style-name="ce1">
            <text:p>1.06848</text:p>
          </table:table-cell>
          <table:table-cell office:value-type="float" office:value="1.1151199999999999" table:style-name="ce1">
            <text:p>1.11512</text:p>
          </table:table-cell>
          <table:table-cell office:value-type="float" office:value="1.1617599999999999" table:style-name="ce1">
            <text:p>1.16176</text:p>
          </table:table-cell>
          <table:table-cell office:value-type="float" office:value="1.224512" table:style-name="ce1">
            <text:p>1.224512</text:p>
          </table:table-cell>
          <table:table-cell office:value-type="float" office:value="1.288508" table:style-name="ce1">
            <text:p>1.288508</text:p>
          </table:table-cell>
          <table:table-cell office:value-type="float" office:value="1.353747" table:style-name="ce1">
            <text:p>1.353747</text:p>
          </table:table-cell>
          <table:table-cell office:value-type="float" office:value="1.402253" table:style-name="ce1">
            <text:p>1.402253</text:p>
          </table:table-cell>
          <table:table-cell office:value-type="float" office:value="1.450758" table:style-name="ce1">
            <text:p>1.450758</text:p>
          </table:table-cell>
          <table:table-cell office:value-type="float" office:value="1.4992639999999999" table:style-name="ce1">
            <text:p>1.499264</text:p>
          </table:table-cell>
          <table:table-cell table:number-columns-repeated="2" table:style-name="ce2"/>
          <table:table-cell office:value-type="float" office:value="110" table:style-name="ce2">
            <text:p>110</text:p>
          </table:table-cell>
          <table:table-cell office:value-type="float" office:value="1.8480774230769228" table:formula="of:=[.B22]*[.O22]" table:style-name="ce2">
            <text:p>1.848077423</text:p>
          </table:table-cell>
          <table:table-cell office:value-type="float" office:value="1.8294604673076926" table:formula="of:=[.C22]*[.P22]" table:style-name="ce2">
            <text:p>1.829460467</text:p>
          </table:table-cell>
          <table:table-cell office:value-type="float" office:value="1.7057742288461539" table:formula="of:=[.D22]*[.Q22]" table:style-name="ce2">
            <text:p>1.705774229</text:p>
          </table:table-cell>
          <table:table-cell office:value-type="float" office:value="1.6150823985576928" table:formula="of:=[.E22]*[.R22]" table:style-name="ce2">
            <text:p>1.615082399</text:p>
          </table:table-cell>
          <table:table-cell office:value-type="float" office:value="1.5576414115384616" table:formula="of:=[.F22]*[.S22]" table:style-name="ce2">
            <text:p>1.557641412</text:p>
          </table:table-cell>
          <table:table-cell office:value-type="float" office:value="1.5302665240384621" table:formula="of:=[.G22]*[.T22]" table:style-name="ce2">
            <text:p>1.530266524</text:p>
          </table:table-cell>
          <table:table-cell office:value-type="float" office:value="1.5444027028846161" table:formula="of:=[.H22]*[.U22]" table:style-name="ce2">
            <text:p>1.544402703</text:p>
          </table:table-cell>
          <table:table-cell office:value-type="float" office:value="1.5493058495192311" table:formula="of:=[.I22]*[.V22]" table:style-name="ce2">
            <text:p>1.54930585</text:p>
          </table:table-cell>
          <table:table-cell office:value-type="float" office:value="1.5489599999999999" table:formula="of:=[.J22]*[.W22]" table:style-name="ce2">
            <text:p>1.54896</text:p>
          </table:table-cell>
          <table:table-cell office:value-type="float" office:value="1.4268470293269226" table:formula="of:=[.K22]*[.X22]" table:style-name="ce2">
            <text:p>1.426847029</text:p>
          </table:table-cell>
          <table:table-cell table:number-columns-repeated="16360"/>
        </table:table-row>
        <table:table-row table:number-rows-repeated="1048528" table:style-name="ro1">
          <table:table-cell table:number-columns-repeated="16384"/>
        </table:table-row>
      </table:table>
      <table:table table:name="Sheet1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onathan Kevin</meta:initial-creator>
    <dc:creator>Jonathan Kevin</dc:creator>
    <meta:creation-date>2022-03-26T03:13:12Z</meta:creation-date>
    <dc:date>2022-03-26T12:03:06Z</dc:date>
  </office:meta>
</office:document-meta>
</file>